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 style:font-charset="x-symbol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 style:font-charset="x-symbol"/>
    <style:font-face style:name="Lucida Sans2" svg:font-family="'Lucida Sans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OpenSymbol3" svg:font-family="OpenSymbol" style:font-adornments="Regular" style:font-pitch="variable" style:font-charset="x-symbol"/>
    <style:font-face style:name="SimSun" svg:font-family="SimSun" style:font-pitch="variable" style:font-charset="x-symbol"/>
    <style:font-face style:name="SimSun1" svg:font-family="SimSun" style:font-family-generic="system" style:font-pitch="variable" style:font-charset="x-symbol"/>
    <style:font-face style:name="SimSun2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pitch="variable" style:font-charset="x-symbol"/>
    <style:font-face style:name="Times New Roman1" svg:font-family="'Times New Roman'" style:font-family-generic="roman" style:font-pitch="variable" style:font-charset="x-symbol"/>
    <style:font-face style:name="Times New Roman2" svg:font-family="'Times New Roman'" style:font-family-generic="roman" style:font-pitch="variable"/>
    <style:font-face style:name="Times New Roman3" svg:font-family="'Times New Roman'" style:font-family-generic="swiss" style:font-pitch="variable"/>
    <style:font-face style:name="Times New Roman4" svg:font-family="'Times New Roman'" style:font-adornments="Regular" style:font-family-generic="roman" style:font-pitch="variable"/>
  </office:font-face-decls>
  <office:automatic-styles>
    <style:style style:name="Tableau8" style:family="table">
      <style:table-properties style:width="8.054cm" table:align="center" fo:background-color="transparent">
        <style:background-image/>
      </style:table-properties>
    </style:style>
    <style:style style:name="Tableau8.A" style:family="table-column">
      <style:table-column-properties style:column-width="2.993cm"/>
    </style:style>
    <style:style style:name="Tableau8.B" style:family="table-column">
      <style:table-column-properties style:column-width="0.513cm"/>
    </style:style>
    <style:style style:name="Tableau8.C" style:family="table-column">
      <style:table-column-properties style:column-width="0.496cm"/>
    </style:style>
    <style:style style:name="Tableau8.D" style:family="table-column">
      <style:table-column-properties style:column-width="0.594cm"/>
    </style:style>
    <style:style style:name="Tableau8.E" style:family="table-column">
      <style:table-column-properties style:column-width="3.457cm"/>
    </style:style>
    <style:style style:name="Tableau8.1" style:family="table-row">
      <style:table-row-properties style:row-height="0.801cm" fo:background-color="transparent">
        <style:background-image/>
      </style:table-row-properties>
    </style:style>
    <style:style style:name="Tableau8.A1" style:family="table-cell">
      <style:table-cell-properties style:vertical-align="middle" fo:background-color="#d7e12c" fo:padding-left="0.101cm" fo:padding-right="0.101cm" fo:padding-top="0cm" fo:padding-bottom="0cm" fo:border="none">
        <style:background-image/>
      </style:table-cell-properties>
    </style:style>
    <style:style style:name="Tableau8.B1" style:family="table-cell">
      <style:table-cell-properties style:vertical-align="middle" fo:background-color="transparent" fo:padding-left="0.101cm" fo:padding-right="0.101cm" fo:padding-top="0cm" fo:padding-bottom="0cm" fo:border="none">
        <style:background-image/>
      </style:table-cell-properties>
    </style:style>
    <style:style style:name="Tableau8.E1" style:family="table-cell">
      <style:table-cell-properties style:vertical-align="middle" fo:background-color="#3faf46" fo:padding-left="0.101cm" fo:padding-right="0.101cm" fo:padding-top="0cm" fo:padding-bottom="0cm" fo:border="none">
        <style:background-image/>
      </style:table-cell-properties>
    </style:style>
    <style:style style:name="Tableau3" style:family="table">
      <style:table-properties style:width="8.998cm" table:align="left" fo:background-color="transparent">
        <style:background-image/>
      </style:table-properties>
    </style:style>
    <style:style style:name="Tableau3.A" style:family="table-column">
      <style:table-column-properties style:column-width="2.249cm"/>
    </style:style>
    <style:style style:name="Tableau3.D" style:family="table-column">
      <style:table-column-properties style:column-width="2.251cm"/>
    </style:style>
    <style:style style:name="Tableau3.1" style:family="table-row">
      <style:table-row-properties style:min-row-height="0.101cm" fo:background-color="transparent">
        <style:background-image/>
      </style:table-row-properties>
    </style:style>
    <style:style style:name="Tableau3.A1" style:family="table-cell">
      <style:table-cell-properties style:vertical-align="middle" fo:padding="0.097cm" fo:border="none"/>
    </style:style>
    <style:style style:name="Tableau3.B1" style:family="table-cell" style:data-style-name="N0">
      <style:table-cell-properties style:vertical-align="middle" fo:background-color="#d7e12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3.D1" style:family="table-cell" style:data-style-name="N0">
      <style:table-cell-properties style:vertical-align="middle" fo:background-color="#d7e12c" fo:padding="0.097cm" fo:border="0.5pt solid #000000">
        <style:background-image/>
      </style:table-cell-properties>
    </style:style>
    <style:style style:name="Tableau3.2" style:family="table-row">
      <style:table-row-properties style:row-height="0.801cm" fo:background-color="transparent">
        <style:background-image/>
      </style:table-row-properties>
    </style:style>
    <style:style style:name="Tableau3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_5f_Header_20_G_20_page_20_paire_20__28_G_29_">
      <style:text-properties officeooo:rsid="00fbc68f" officeooo:paragraph-rsid="00fbc68f"/>
    </style:style>
    <style:style style:name="P2" style:family="paragraph" style:parent-style-name="_5f_Header_20_G_20_page_20_impaire_20__28_D_29_">
      <style:text-properties officeooo:rsid="00fc60e2" officeooo:paragraph-rsid="00fc60e2"/>
    </style:style>
    <style:style style:name="P3" style:family="paragraph" style:parent-style-name="_5f_Header_20_N_20_page_20_paire_20__28_G_29_">
      <style:text-properties officeooo:rsid="00f84d06" officeooo:paragraph-rsid="00f84d06"/>
    </style:style>
    <style:style style:name="P4" style:family="paragraph" style:parent-style-name="_5f_Header_20_D_20_page_20_impaire_20__28_D_29_">
      <style:text-properties officeooo:rsid="00fe4814" officeooo:paragraph-rsid="00fe4814"/>
    </style:style>
    <style:style style:name="P5" style:family="paragraph" style:parent-style-name="_5f_Header_20_D_20_page_20_impaire_20__28_D_29_">
      <style:text-properties officeooo:rsid="0101821f" officeooo:paragraph-rsid="0101821f"/>
    </style:style>
    <style:style style:name="P6" style:family="paragraph" style:parent-style-name="_5f_Header_20_M_20_page_20_impaire_20__28_D_29_">
      <style:text-properties officeooo:rsid="0101a5c8" officeooo:paragraph-rsid="0101a5c8"/>
    </style:style>
    <style:style style:name="P7" style:family="paragraph" style:parent-style-name="_5f_Header_20_M_20_page_20_impaire_20__28_D_29_">
      <style:text-properties officeooo:rsid="01035d0f" officeooo:paragraph-rsid="01035d0f"/>
    </style:style>
    <style:style style:name="P8" style:family="paragraph" style:parent-style-name="_5f_Header_20_P_20_page_20_paire_20__28_G_29_">
      <style:text-properties officeooo:rsid="0107aa33" officeooo:paragraph-rsid="0107aa33"/>
    </style:style>
    <style:style style:name="P9" style:family="paragraph" style:parent-style-name="_5f_Header_20_P_20_page_20_paire_20__28_G_29_">
      <style:text-properties officeooo:rsid="0106b7af" officeooo:paragraph-rsid="0106b7af"/>
    </style:style>
    <style:style style:name="P10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11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12" style:family="paragraph" style:parent-style-name="_5f_Paragraphe">
      <style:text-properties officeooo:paragraph-rsid="00b87558"/>
    </style:style>
    <style:style style:name="P13" style:family="paragraph" style:parent-style-name="_5f_Paragraphe_5f_Réponse_5f_Pointillés_5f_Grisés">
      <style:text-properties officeooo:paragraph-rsid="00b87558"/>
    </style:style>
    <style:style style:name="P14" style:family="paragraph" style:parent-style-name="_5f_Tableau_20_Droit">
      <style:text-properties officeooo:paragraph-rsid="00b63f71"/>
    </style:style>
    <style:style style:name="P15" style:family="paragraph" style:parent-style-name="_5f_Paragraphe_5f_Réponse_5f_Pointillés_5f_Grisés">
      <style:text-properties officeooo:paragraph-rsid="00c5fc7b"/>
    </style:style>
    <style:style style:name="P16" style:family="paragraph" style:parent-style-name="_5f_Paragraphe_5f_Réponse_5f_Pointillés_5f_Grisés">
      <style:text-properties officeooo:paragraph-rsid="00c816a7"/>
    </style:style>
    <style:style style:name="P17" style:family="paragraph" style:parent-style-name="_5f_Paragraphe" style:master-page-name="SERIE_5f_NUMERIQUE_5f_CLR_5f_d7e12c_5f_2COL">
      <style:paragraph-properties style:page-number="auto" fo:break-before="page"/>
    </style:style>
    <style:style style:name="P18" style:family="paragraph" style:parent-style-name="_5f_Footer_20_page_20_impaire_20__28_D_29_"/>
    <style:style style:name="P19" style:family="paragraph" style:parent-style-name="_5f_Footer_20_page_20_impaire_20__28_D_29_">
      <style:text-properties officeooo:paragraph-rsid="01316a8b"/>
    </style:style>
    <style:style style:name="P20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21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22" style:family="paragraph" style:parent-style-name="_5f_Footer_20_page_20_paire_20__28_G_29_"/>
    <style:style style:name="P23" style:family="paragraph" style:parent-style-name="_5f_Footer_20_page_20_paire_20__28_G_29_">
      <style:text-properties officeooo:paragraph-rsid="01316a8b"/>
    </style:style>
    <style:style style:name="P24" style:family="paragraph" style:parent-style-name="_5f_Footer_20_page_20_paire_20__28_G_29_">
      <style:text-properties officeooo:paragraph-rsid="01336347"/>
    </style:style>
    <style:style style:name="P25" style:family="paragraph" style:parent-style-name="_5f_Footer_20_page_20_paire_20__28_G_29_">
      <style:text-properties officeooo:paragraph-rsid="0135ac9e"/>
    </style:style>
    <style:style style:name="P26" style:family="paragraph" style:parent-style-name="_5f_Footer_20_page_20_paire_20__28_G_29_">
      <style:text-properties officeooo:paragraph-rsid="01397109"/>
    </style:style>
    <style:style style:name="P27" style:family="paragraph" style:parent-style-name="_5f_Footer_20_page_20_paire_20__28_G_29_">
      <style:text-properties officeooo:paragraph-rsid="013b50d8"/>
    </style:style>
    <style:style style:name="P28" style:family="paragraph" style:parent-style-name="_5f_Footer_20_page_20_paire_20__28_G_29_">
      <style:text-properties officeooo:paragraph-rsid="013c280e"/>
    </style:style>
    <style:style style:name="P29" style:family="paragraph" style:parent-style-name="_5f_Footer_20_page_20_paire_20__28_G_29_">
      <style:text-properties officeooo:paragraph-rsid="0142af40"/>
    </style:style>
    <style:style style:name="P30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31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32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33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34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P35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P36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P37" style:family="paragraph" style:parent-style-name="_5f_Footer_20_page_20_paire_20__28_G_29_">
      <style:paragraph-properties fo:text-align="end" style:justify-single-word="false"/>
      <style:text-properties officeooo:rsid="00cd213b" officeooo:paragraph-rsid="00cd213b"/>
    </style:style>
    <style:style style:name="P38" style:family="paragraph" style:parent-style-name="_5f_Header_20_D_20_page_20_paire_20__28_G_29_">
      <style:text-properties officeooo:paragraph-rsid="00fe4814"/>
    </style:style>
    <style:style style:name="P39" style:family="paragraph" style:parent-style-name="_5f_Header_20_D_20_page_20_paire_20__28_G_29_">
      <style:text-properties officeooo:rsid="0101821f" officeooo:paragraph-rsid="0101821f"/>
    </style:style>
    <style:style style:name="P40" style:family="paragraph" style:parent-style-name="_5f_Header_20_G_20_page_20_paire_20__28_G_29_">
      <style:text-properties officeooo:rsid="00ff3616" officeooo:paragraph-rsid="00ff3616"/>
    </style:style>
    <style:style style:name="P41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42" style:family="paragraph" style:parent-style-name="_5f_Header_20_M_20_page_20_impaire_20__28_D_29_">
      <style:text-properties officeooo:rsid="01035d0f" officeooo:paragraph-rsid="01035d0f"/>
    </style:style>
    <style:style style:name="P43" style:family="paragraph" style:parent-style-name="_5f_Header_20_M_20_page_20_paire_20__28_G_29_">
      <style:text-properties officeooo:rsid="0101a5c8" officeooo:paragraph-rsid="0101a5c8"/>
    </style:style>
    <style:style style:name="P44" style:family="paragraph" style:parent-style-name="_5f_Header_20_N_20_page_20_impaire_20__28_D_29_">
      <style:text-properties officeooo:rsid="010462d7" officeooo:paragraph-rsid="010462d7"/>
    </style:style>
    <style:style style:name="P4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4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cd213b" officeooo:paragraph-rsid="00cd213b"/>
    </style:style>
    <style:style style:name="P47" style:family="paragraph" style:parent-style-name="_5f_Header_20_P_20_page_20_paire_20__28_G_29_">
      <style:text-properties officeooo:rsid="0107aa33" officeooo:paragraph-rsid="0107aa33"/>
    </style:style>
    <style:style style:name="P48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49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50" style:family="paragraph" style:parent-style-name="_5f_Paragraphe_5f_Bullet" style:list-style-name="List_20_1">
      <style:text-properties officeooo:paragraph-rsid="00b63f71"/>
    </style:style>
    <style:style style:name="P51" style:family="paragraph" style:parent-style-name="_5f_Paragraphe_5f_avec_5f_Num_5f_Question" style:list-style-name="_5f_Numérotation_20_des_20_exercices"/>
    <style:style style:name="P52" style:family="paragraph" style:parent-style-name="_5f_Premier_5f_Titre_5f_Exercices_5f_avec_5f_Num_5f_Exo_5f_sans_5f_Titre" style:list-style-name="_5f_Numérotation_20_des_20_exercices"/>
    <style:style style:name="P53" style:family="paragraph" style:parent-style-name="_5f_Tableau_5f_Centré_5f_Bullet" style:list-style-name="List_20_1"/>
    <style:style style:name="P54" style:family="paragraph" style:parent-style-name="_5f_Tableau_5f_Centré_5f_Bullet" style:list-style-name="List_20_1">
      <loext:graphic-properties draw:fill="none"/>
      <style:paragraph-properties fo:margin-left="0cm" fo:margin-right="0.101cm" fo:margin-top="0.101cm" fo:margin-bottom="0.101cm" style:contextual-spacing="false" fo:text-align="center" style:justify-single-word="false" fo:orphans="0" fo:widows="0" fo:hyphenation-ladder-count="no-limit" fo:text-indent="0cm" style:auto-text-indent="false" fo:background-color="transparent" text:number-lines="true" text:line-number="0" style:vertical-align="baseline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5" style:family="paragraph" style:parent-style-name="_5f_Titre_5f_Exercices_5f_avec_5f_Titre" style:list-style-name="_5f_Numérotation_20_des_20_exercices">
      <style:text-properties officeooo:paragraph-rsid="00b64936"/>
    </style:style>
    <style:style style:name="P56" style:family="paragraph" style:parent-style-name="_5f_Titre_5f_Exercices_5f_sans_5f_Titre" style:list-style-name="_5f_Numérotation_20_des_20_exercices"/>
    <style:style style:name="P57" style:family="paragraph" style:parent-style-name="_5f_Titre_5f_Exercices_5f_sans_5f_Titre" style:list-style-name="_5f_Numérotation_20_des_20_exercices">
      <style:text-properties officeooo:paragraph-rsid="00c15f27"/>
    </style:style>
    <style:style style:name="P58" style:family="paragraph">
      <loext:graphic-properties draw:fill="solid" draw:fill-color="#d7e12c"/>
    </style:style>
    <style:style style:name="P59" style:family="paragraph">
      <style:paragraph-properties fo:text-align="center"/>
    </style:style>
    <style:style style:name="P60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61" style:family="paragraph">
      <loext:graphic-properties draw:fill="solid" draw:fill-color="#9d0f89"/>
    </style:style>
    <style:style style:name="P62" style:family="paragraph">
      <loext:graphic-properties draw:fill="solid" draw:fill-color="#7fb241"/>
    </style:style>
    <style:style style:name="P63" style:family="paragraph">
      <style:paragraph-properties fo:margin-left="0cm" fo:margin-right="0cm" fo:margin-top="0cm" fo:margin-bottom="0cm" fo:line-height="100%" fo:text-align="center" fo:text-indent="0cm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2" fo:font-size="12pt" fo:font-style="italic" fo:text-shadow="none" style:text-underline-style="none" fo:font-weight="normal" style:letter-kerning="true" style:font-name-asian="MS Gothic" style:font-size-asian="12pt" style:font-style-asian="italic" style:font-weight-asian="normal" style:font-name-complex="Tahoma1" style:font-size-complex="12pt" style:font-style-complex="italic" style:font-weight-complex="normal" style:text-emphasize="none" style:font-relief="none" style:text-overline-style="none" style:text-overline-color="font-color"/>
    </style:style>
    <style:style style:name="P65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loext:graphic-properties draw:fill="solid" draw:fill-color="#d7e12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style:paragraph-properties fo:margin-left="0cm" fo:margin-right="0cm" fo:margin-top="0cm" fo:margin-bottom="0cm" fo:line-height="100%" fo:text-indent="0cm"/>
    </style:style>
    <style:style style:name="P6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1" style:font-size-complex="10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style:paragraph-properties fo:margin-top="0cm" fo:margin-bottom="0.199cm"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P70" style:family="paragraph">
      <loext:graphic-properties draw:fill-color="#e8c32a"/>
      <style:paragraph-properties fo:margin-top="0cm" fo:margin-bottom="0.199cm"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P71" style:family="paragraph">
      <loext:graphic-properties draw:fill="solid" draw:fill-color="#d62e4e"/>
    </style:style>
    <style:style style:name="P72" style:family="paragraph">
      <loext:graphic-properties draw:fill="solid" draw:fill-color="#f99e06"/>
    </style:style>
    <style:style style:name="P73" style:family="paragraph">
      <loext:graphic-properties draw:fill="solid" draw:fill-color="#1ca2b8"/>
    </style:style>
    <style:style style:name="P74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5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7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8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9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3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5" style:family="text">
      <style:text-properties fo:font-variant="small-caps" fo:color="#7fb241" loext:opacity="100%" style:font-name="Bitstream Vera Sans6" fo:font-size="16pt" fo:font-weight="bold"/>
    </style:style>
    <style:style style:name="T6" style:family="text">
      <style:text-properties fo:font-variant="small-caps" fo:color="#7fb241" loext:opacity="100%" style:font-name="Bitstream Vera Sans6" fo:font-size="16pt" fo:font-weight="bold" officeooo:rsid="02768590"/>
    </style:style>
    <style:style style:name="T7" style:family="text">
      <style:text-properties fo:font-variant="small-caps" fo:color="#7fb241" loext:opacity="100%" style:font-name="Bitstream Vera Sans6" fo:font-size="16pt" fo:font-weight="bold" officeooo:rsid="0021cde5"/>
    </style:style>
    <style:style style:name="T8" style:family="text">
      <style:text-properties fo:font-size="16pt" officeooo:rsid="00fe4814" style:font-size-asian="16pt" style:font-size-complex="16pt"/>
    </style:style>
    <style:style style:name="T9" style:family="text">
      <style:text-properties fo:language="fr" fo:country="FR" fo:font-weight="normal" style:language-asian="fr" style:country-asian="FR" style:font-weight-asian="normal" style:font-weight-complex="normal"/>
    </style:style>
    <style:style style:name="T10" style:family="text">
      <style:text-properties officeooo:rsid="00b4897c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6pt" style:font-size-asian="6pt" style:font-size-complex="6pt"/>
    </style:style>
    <style:style style:name="T13" style:family="text">
      <style:text-properties officeooo:rsid="00b64936"/>
    </style:style>
    <style:style style:name="T14" style:family="text">
      <style:text-properties officeooo:rsid="00b87558"/>
    </style:style>
    <style:style style:name="T15" style:family="text">
      <style:text-properties officeooo:rsid="00bcd18a"/>
    </style:style>
    <style:style style:name="T16" style:family="text">
      <style:text-properties officeooo:rsid="00d2effd"/>
    </style:style>
    <style:style style:name="T17" style:family="text">
      <style:text-properties style:use-window-font-color="true" loext:opacity="0%"/>
    </style:style>
    <style:style style:name="T18" style:family="text">
      <style:text-properties style:use-window-font-color="true" loext:opacity="0%" officeooo:rsid="00c5fc7b"/>
    </style:style>
    <style:style style:name="T19" style:family="text">
      <style:text-properties officeooo:rsid="00c5fc7b"/>
    </style:style>
    <style:style style:name="T20" style:family="text">
      <style:text-properties officeooo:rsid="00c980c3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2" fo:font-size="12pt" fo:font-style="italic" fo:text-shadow="none" style:text-underline-style="none" fo:font-weight="normal" style:letter-kerning="true" style:font-name-asian="MS Gothic" style:font-size-asian="12pt" style:font-style-asian="italic" style:font-weight-asian="normal" style:font-name-complex="Tahoma1" style:font-size-complex="12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OpenSymbol3" fo:font-size="10pt" fo:font-style="normal" fo:text-shadow="none" style:text-underline-style="none" fo:font-weight="normal" style:letter-kerning="true" style:font-name-asian="OpenSymbol3" style:font-size-asian="10pt" style:font-style-asian="normal" style:font-weight-asian="normal" style:font-name-complex="OpenSymbol3" style:font-size-complex="1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1" style:font-size-complex="1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ragraph" style:horizontal-pos="from-left" style:horizontal-rel="paragraph" fo:background-color="#fcf7ed" style:background-transparency="0%" draw:fill="solid" draw:fill-color="#fcf7ed" draw:opacity="100%" draw:fill-image-width="0cm" draw:fill-image-height="0cm" fo:padding="0.101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>
          <style:column-sep style:width="0.009cm" style:color="#cccccc" style:height="100%" style:style="none"/>
          <style:column style:rel-width="5160*" fo:start-indent="0cm" fo:end-indent="0.097cm"/>
          <style:column style:rel-width="4478*" fo:start-indent="0.097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0.497cm">
          <style:column-sep style:width="0.035cm" style:color="#808080" style:height="100%" style:style="solid"/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2" fo:column-gap="0.3cm">
          <style:column-sep style:width="0.035cm" style:color="#808080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gr1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fo:min-height="0.644cm" fo:padding-top="0.136cm" fo:padding-bottom="0.136cm" fo:padding-left="0.259cm" fo:padding-right="0.259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1" style:family="graphic">
      <style:graphic-properties draw:stroke="solid" svg:stroke-width="0.019cm" svg:stroke-color="#000000" draw:marker-start="" draw:marker-start-width="0.229cm" draw:marker-start-center="false" draw:marker-end="Arrow_20_concave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fo:wrap-option="wrap" draw:shadow="hidden" draw:shadow-offset-x="0.3cm" draw:shadow-offset-y="0.3cm" draw:shadow-color="#808080" loext:decorative="false" style:run-through="foreground"/>
    </style:style>
    <style:style style:name="gr12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d7e12c" draw:textarea-horizontal-align="center" draw:textarea-vertical-align="middle" fo:padding-top="0.136cm" fo:padding-bottom="0.136cm" fo:padding-left="0.259cm" fo:padding-right="0.259cm" fo:wrap-option="wrap" draw:shadow="hidden" draw:shadow-offset-x="0.3cm" draw:shadow-offset-y="0.3cm" draw:shadow-color="#808080" loext:decorative="false" style:run-through="foreground"/>
    </style:style>
    <style:style style:name="gr13" style:family="graphic">
      <style:graphic-properties draw:stroke="solid" svg:stroke-width="0.019cm" svg:stroke-color="#000000" draw:marker-start="Arrow_20_concave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fo:wrap-option="wrap" draw:shadow="hidden" draw:shadow-offset-x="0.3cm" draw:shadow-offset-y="0.3cm" draw:shadow-color="#808080" loext:decorative="false" style:run-through="foreground"/>
    </style:style>
    <style:style style:name="gr14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fo:min-height="1.101cm" fo:padding-top="0.136cm" fo:padding-bottom="0.136cm" fo:padding-left="0.259cm" fo:padding-right="0.259cm" fo:wrap-option="wrap" draw:shadow="hidden" draw:shadow-offset-x="0.3cm" draw:shadow-offset-y="0.3cm" draw:shadow-color="#808080" loext:decorative="false" style:run-through="foreground"/>
    </style:style>
    <style:style style:name="gr15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fo:min-height="1.099cm" fo:padding-top="0.136cm" fo:padding-bottom="0.136cm" fo:padding-left="0.259cm" fo:padding-right="0.259cm" fo:wrap-option="wrap" draw:shadow="hidden" draw:shadow-offset-x="0.3cm" draw:shadow-offset-y="0.3cm" draw:shadow-color="#808080" loext:decorative="false" style:run-through="foreground"/>
    </style:style>
    <style:style style:name="gr16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fo:min-height="1.102cm" fo:padding-top="0.136cm" fo:padding-bottom="0.136cm" fo:padding-left="0.259cm" fo:padding-right="0.259cm" fo:wrap-option="wrap" draw:shadow="hidden" draw:shadow-offset-x="0.3cm" draw:shadow-offset-y="0.3cm" draw:shadow-color="#808080" loext:decorative="false" style:run-through="foreground"/>
    </style:style>
    <style:style style:name="gr17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531cm" fo:min-width="0.637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8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none" draw:fill-color="#e8c32a" draw:textarea-horizontal-align="justify" draw:textarea-vertical-align="middle" draw:auto-grow-height="false" fo:min-height="0.57cm" fo:min-width="3.893cm" style:writing-mode="lr-tb" loext:decorative="false" style:run-through="foreground"/>
      <style:paragraph-properties style:writing-mode="lr-tb"/>
    </style:style>
    <style:style style:name="gr20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3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3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<draw:g text:anchor-type="paragraph" draw:z-index="68" draw:name="Forme5" draw:style-name="gr18"><draw:custom-shape draw:style-name="gr19" draw:text-style-name="P70" svg:width="3.964cm" svg:height="0.641cm" draw:transform="skewX (0.00279252680319092) rotate (0.0872664625997165) translate (-0.518583333333333cm -0.296333333333333cm)"><text:p text:style-name="P69"><text:span text:style-name="T26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char" svg:x="0.108cm" svg:y="0.342cm" svg:width="9.135cm" draw:z-index="67"><draw:text-box fo:min-height="3.93cm"><text:section text:style-name="Sect1" text:name="Section11"><text:p text:style-name="Text_20_body"><text:span text:style-name="_5f_Caractères"><text:span text:style-name="T9">Calcule astucieusement et sans calculatrice :</text:span></text:span></text:p><text:p text:style-name="Text_20_body"><text:span text:style-name="_5f_Caractères"><text:span text:style-name="T9">D = 999 × 87</text:span></text:span></text:p><text:h text:style-name="_5f_Paragraphe" text:outline-level="1"><text:span text:style-name="_5f_Numéros_20_second_20_exercices">Correction</text:span></text:h><text:section text:style-name="Sect1" text:name="Section4"><text:h text:style-name="_5f_Paragraphe" text:outline-level="1"><text:span text:style-name="_5f_Caractères">D = 999 × 8</text:span><text:span text:style-name="_5f_Caractères"><text:span text:style-name="T10">7</text:span></text:span></text:h><text:h text:style-name="_5f_Paragraphe" text:outline-level="1"><text:span text:style-name="_5f_Caractères">D = (1 000 − 1) × 87</text:span></text:h><text:h text:style-name="_5f_Paragraphe" text:outline-level="1"><text:span text:style-name="_5f_Caractères">D = 1 000 × 87 − 1 × 87</text:span></text:h><text:h text:style-name="_5f_Paragraphe" text:outline-level="1"><text:span text:style-name="_5f_Caractères">D = 87 000 − 87</text:span></text:h><text:h text:style-name="_5f_Paragraphe" text:outline-level="1"><text:span text:style-name="_5f_Caractères">D = 86 913</text:span></text:h></text:section></text:section></draw:text-box></draw:frame><text:span text:style-name="_5f_Caractères_5f_gras"/></text:h>
      <text:list text:style-name="_5f_Numérotation_20_des_20_exercices">
        <text:list-item>
          <text:h text:style-name="P52" text:outline-level="1"><text:span text:style-name="_5f_Caractères_5f_gras"><text:span text:style-name="T11">Développe les expressions ci-dessous.</text:span></text:span></text:h>
        </text:list-item>
      </text:list>
      <text:section text:style-name="Sect2" text:name="Section56">
        <text:h text:style-name="_5f_Paragraphe" text:outline-level="1"><text:span text:style-name="_5f_Caractères"><text:span text:style-name="T19">A = </text:span></text:span><text:span text:style-name="_5f_Caractères">36 × (21 + 55) </text:span></text:h>
        <text:p text:style-name="_5f_Paragraphe_5f_Réponse_5f_Pointillés_5f_Grisés"><text:span text:style-name="_5f_Caractères"><text:span text:style-name="T18">A </text:span></text:span><text:span text:style-name="_5f_Caractères"><text:span text:style-name="T17">=</text:span></text:span><text:span text:style-name="_5f_Caractères">  </text:span><text:span text:style-name="_5f_pointillés_20_gris">.... </text:span><text:span text:style-name="_5f_Caractères"><text:span text:style-name="T17">×</text:span></text:span><text:span text:style-name="_5f_Caractères"> </text:span><text:span text:style-name="_5f_pointillés_20_gris">.... </text:span><text:span text:style-name="_5f_Caractères"><text:span text:style-name="T17">+ </text:span></text:span><text:span text:style-name="_5f_pointillés_20_gris">..... </text:span><text:span text:style-name="_5f_Caractères"><text:span text:style-name="T17">× </text:span></text:span><text:span text:style-name="_5f_pointillés_20_gris">.....</text:span></text:p>
        <text:h text:style-name="_5f_Paragraphe" text:outline-level="1"><text:span text:style-name="_5f_Caractères"><text:span text:style-name="T19">B = </text:span></text:span><text:span text:style-name="_5f_Caractères">81 × (48 ─ 7) </text:span></text:h>
        <text:p text:style-name="_5f_Paragraphe_5f_Réponse_5f_Pointillés_5f_Grisés"><text:span text:style-name="_5f_Caractères"><text:span text:style-name="T18">B =</text:span></text:span><text:span text:style-name="_5f_Caractères"><text:span text:style-name="T19"> </text:span></text:span><text:span text:style-name="_5f_pointillés_20_gris">.... </text:span><text:span text:style-name="_5f_Caractères"><text:span text:style-name="T17">×</text:span></text:span><text:span text:style-name="_5f_Caractères"> </text:span><text:span text:style-name="_5f_pointillés_20_gris">.... </text:span><text:span text:style-name="_5f_Caractères"><text:span text:style-name="T17">─</text:span></text:span><text:span text:style-name="_5f_Caractères"> </text:span><text:span text:style-name="_5f_pointillés_20_gris">... </text:span><text:span text:style-name="_5f_Caractères"><text:span text:style-name="T17">×</text:span></text:span><text:span text:style-name="_5f_Caractères"> </text:span><text:span text:style-name="_5f_pointillés_20_gris">...</text:span></text:p>
        <text:h text:style-name="_5f_Paragraphe" text:outline-level="1"><text:span text:style-name="_5f_Caractères"><text:span text:style-name="T19">C = </text:span></text:span><text:span text:style-name="_5f_Caractères">(85 − 7) × 71 </text:span></text:h>
        <text:p text:style-name="_5f_Paragraphe_5f_Réponse_5f_Pointillés_5f_Grisés"><text:span text:style-name="_5f_Caractères"><text:span text:style-name="T17">=</text:span></text:span><text:span text:style-name="_5f_Caractères"> </text:span><text:span text:style-name="_5f_pointillés_20_gris"><text:tab/></text:span></text:p>
        <text:h text:style-name="_5f_Paragraphe" text:outline-level="1"><text:span text:style-name="_5f_Caractères"><text:span text:style-name="T20">D = </text:span></text:span><text:span text:style-name="_5f_Caractères">(32 + 91) × 44 </text:span></text:h>
        <text:p text:style-name="_5f_Paragraphe_5f_Réponse_5f_Pointillés_5f_Grisés"><text:span text:style-name="_5f_Caractères"><text:span text:style-name="T17">= </text:span></text:span><text:span text:style-name="_5f_pointillés_20_gris"><text:tab/></text:span></text:p>
      </text:section>
      <text:list xml:id="list94535307061163" text:continue-numbering="true" text:style-name="_5f_Numérotation_20_des_20_exercices">
        <text:list-item>
          <text:h text:style-name="P52" text:outline-level="1"><text:span text:style-name="_5f_Caractères">Sans effectuer de calculs, relie les expressions qui conduisent au même résultat.</text:span></text:h>
        </text:list-item>
      </text:list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header-rows>
          <table:table-row table:style-name="Tableau8.1">
            <table:table-cell table:style-name="Tableau8.A1" office:value-type="string">
              <text:h text:style-name="P14" text:outline-level="1"><text:span text:style-name="_5f_Caractères">83</text:span><text:span text:style-name="_5f_Caractères"><text:span text:style-name="T12"> </text:span></text:span><text:span text:style-name="_5f_Caractères">×</text:span><text:span text:style-name="_5f_Caractères"><text:span text:style-name="T12"> </text:span></text:span><text:span text:style-name="_5f_Caractères">(49</text:span><text:span text:style-name="_5f_Caractères"><text:span text:style-name="T12"> </text:span></text:span><text:span text:style-name="_5f_Caractères">−</text:span><text:span text:style-name="_5f_Caractères"><text:span text:style-name="T12"> </text:span></text:span><text:span text:style-name="_5f_Caractères">4)</text:span></text:h>
            </table:table-cell>
            <table:table-cell table:style-name="Tableau8.B1" office:value-type="string">
              <text:list text:style-name="List_20_1">
                <text:list-item>
                  <text:h text:style-name="P54" text:outline-level="1"/>
                </text:list-item>
              </text:list>
            </table:table-cell>
            <table:table-cell table:style-name="Tableau8.B1" office:value-type="string">
              <text:h text:style-name="_5f_Tableau_5f_Centré_5f_Gras" text:outline-level="1"><text:span text:style-name="_5f_Caractères"><text:span text:style-name="T11"/></text:span></text:h>
            </table:table-cell>
            <table:table-cell table:style-name="Tableau8.B1" office:value-type="string">
              <text:list text:continue-numbering="true" text:style-name="List_20_1">
                <text:list-item>
                  <text:h text:style-name="P50" text:outline-level="1"><text:span text:style-name="_5f_Caractères"/></text:h>
                </text:list-item>
              </text:list>
            </table:table-cell>
            <table:table-cell table:style-name="Tableau8.E1" office:value-type="string">
              <text:h text:style-name="_5f_Paragraphe" text:outline-level="1"><text:span text:style-name="_5f_Caractères">83</text:span><text:span text:style-name="_5f_Caractères"><text:span text:style-name="T12"> </text:span></text:span><text:span text:style-name="_5f_Caractères">×</text:span><text:span text:style-name="_5f_Caractères"><text:span text:style-name="T12"> </text:span></text:span><text:span text:style-name="_5f_Caractères">49</text:span><text:span text:style-name="_5f_Caractères"><text:span text:style-name="T12"> </text:span></text:span><text:span text:style-name="_5f_Caractères">+</text:span><text:span text:style-name="_5f_Caractères"><text:span text:style-name="T12"> </text:span></text:span><text:span text:style-name="_5f_Caractères">83</text:span><text:span text:style-name="_5f_Caractères"><text:span text:style-name="T12"> </text:span></text:span><text:span text:style-name="_5f_Caractères">×</text:span><text:span text:style-name="_5f_Caractères"><text:span text:style-name="T12"> </text:span></text:span><text:span text:style-name="_5f_Caractères">4</text:span></text:h>
            </table:table-cell>
          </table:table-row>
        </table:table-header-rows>
        <table:table-row table:style-name="Tableau8.1">
          <table:table-cell table:style-name="Tableau8.A1" office:value-type="string">
            <text:h text:style-name="P14" text:outline-level="1"><text:span text:style-name="_5f_Caractères">49</text:span><text:span text:style-name="_5f_Caractères"><text:span text:style-name="T12"> </text:span></text:span><text:span text:style-name="_5f_Caractères">×</text:span><text:span text:style-name="_5f_Caractères"><text:span text:style-name="T12"> </text:span></text:span><text:span text:style-name="_5f_Caractères">83</text:span><text:span text:style-name="_5f_Caractères"><text:span text:style-name="T12"> </text:span></text:span><text:span text:style-name="_5f_Caractères">−</text:span><text:span text:style-name="_5f_Caractères"><text:span text:style-name="T12"> </text:span></text:span><text:span text:style-name="_5f_Caractères">49</text:span><text:span text:style-name="_5f_Caractères"><text:span text:style-name="T12"> </text:span></text:span><text:span text:style-name="_5f_Caractères">×</text:span><text:span text:style-name="_5f_Caractères"><text:span text:style-name="T12"> </text:span></text:span><text:span text:style-name="_5f_Caractères">4</text:span></text:h>
          </table:table-cell>
          <table:table-cell table:style-name="Tableau8.B1" office:value-type="string">
            <text:list text:continue-numbering="true" text:style-name="List_20_1">
              <text:list-item>
                <text:h text:style-name="P53" text:outline-level="1"/>
              </text:list-item>
            </text:list>
          </table:table-cell>
          <table:table-cell table:style-name="Tableau8.B1" office:value-type="string">
            <text:h text:style-name="_5f_Tableau_5f_Centré" text:outline-level="1"><text:span text:style-name="_5f_Caractères"><text:span text:style-name="T11"/></text:span></text:h>
          </table:table-cell>
          <table:table-cell table:style-name="Tableau8.B1" office:value-type="string">
            <text:list text:continue-numbering="true" text:style-name="List_20_1">
              <text:list-item>
                <text:h text:style-name="P50" text:outline-level="1"><text:span text:style-name="_5f_Caractères"/></text:h>
              </text:list-item>
            </text:list>
          </table:table-cell>
          <table:table-cell table:style-name="Tableau8.E1" office:value-type="string">
            <text:h text:style-name="_5f_Paragraphe" text:outline-level="1"><text:span text:style-name="_5f_Caractères">49</text:span><text:span text:style-name="_5f_Caractères"><text:span text:style-name="T12"> </text:span></text:span><text:span text:style-name="_5f_Caractères">×</text:span><text:span text:style-name="_5f_Caractères"><text:span text:style-name="T12"> </text:span></text:span><text:span text:style-name="_5f_Caractères">(83</text:span><text:span text:style-name="_5f_Caractères"><text:span text:style-name="T12"> </text:span></text:span><text:span text:style-name="_5f_Caractères">+</text:span><text:span text:style-name="_5f_Caractères"><text:span text:style-name="T12"> </text:span></text:span><text:span text:style-name="_5f_Caractères">4)</text:span></text:h>
          </table:table-cell>
        </table:table-row>
        <table:table-row table:style-name="Tableau8.1">
          <table:table-cell table:style-name="Tableau8.A1" office:value-type="string">
            <text:h text:style-name="P14" text:outline-level="1"><text:span text:style-name="_5f_Caractères">83</text:span><text:span text:style-name="_5f_Caractères"><text:span text:style-name="T12"> </text:span></text:span><text:span text:style-name="_5f_Caractères">×</text:span><text:span text:style-name="_5f_Caractères"><text:span text:style-name="T12"> </text:span></text:span><text:span text:style-name="_5f_Caractères">(49</text:span><text:span text:style-name="_5f_Caractères"><text:span text:style-name="T12"> </text:span></text:span><text:span text:style-name="_5f_Caractères">+</text:span><text:span text:style-name="_5f_Caractères"><text:span text:style-name="T12"> </text:span></text:span><text:span text:style-name="_5f_Caractères">4)</text:span></text:h>
          </table:table-cell>
          <table:table-cell table:style-name="Tableau8.B1" office:value-type="string">
            <text:list text:continue-numbering="true" text:style-name="List_20_1">
              <text:list-item>
                <text:h text:style-name="P53" text:outline-level="1"/>
              </text:list-item>
            </text:list>
          </table:table-cell>
          <table:table-cell table:style-name="Tableau8.B1" office:value-type="string">
            <text:h text:style-name="_5f_Tableau_5f_Centré" text:outline-level="1"><text:span text:style-name="_5f_Caractères"><text:span text:style-name="T11"/></text:span></text:h>
          </table:table-cell>
          <table:table-cell table:style-name="Tableau8.B1" office:value-type="string">
            <text:list text:continue-numbering="true" text:style-name="List_20_1">
              <text:list-item>
                <text:h text:style-name="P50" text:outline-level="1"><text:span text:style-name="_5f_Caractères"/></text:h>
              </text:list-item>
            </text:list>
          </table:table-cell>
          <table:table-cell table:style-name="Tableau8.E1" office:value-type="string">
            <text:h text:style-name="_5f_Paragraphe" text:outline-level="1"><text:span text:style-name="_5f_Caractères">83</text:span><text:span text:style-name="_5f_Caractères"><text:span text:style-name="T12"> </text:span></text:span><text:span text:style-name="_5f_Caractères">×</text:span><text:span text:style-name="_5f_Caractères"><text:span text:style-name="T12"> </text:span></text:span><text:span text:style-name="_5f_Caractères">49</text:span><text:span text:style-name="_5f_Caractères"><text:span text:style-name="T12"> </text:span></text:span><text:span text:style-name="_5f_Caractères">−</text:span><text:span text:style-name="_5f_Caractères"><text:span text:style-name="T12"> </text:span></text:span><text:span text:style-name="_5f_Caractères">83</text:span><text:span text:style-name="_5f_Caractères"><text:span text:style-name="T12"> </text:span></text:span><text:span text:style-name="_5f_Caractères">×</text:span><text:span text:style-name="_5f_Caractères"><text:span text:style-name="T12"> </text:span></text:span><text:span text:style-name="_5f_Caractères">4</text:span></text:h>
          </table:table-cell>
        </table:table-row>
        <table:table-row table:style-name="Tableau8.1">
          <table:table-cell table:style-name="Tableau8.A1" office:value-type="string">
            <text:h text:style-name="P14" text:outline-level="1"><text:span text:style-name="_5f_Caractères">49</text:span><text:span text:style-name="_5f_Caractères"><text:span text:style-name="T12"> </text:span></text:span><text:span text:style-name="_5f_Caractères">×</text:span><text:span text:style-name="_5f_Caractères"><text:span text:style-name="T12"> </text:span></text:span><text:span text:style-name="_5f_Caractères">83</text:span><text:span text:style-name="_5f_Caractères"><text:span text:style-name="T12"> </text:span></text:span><text:span text:style-name="_5f_Caractères">+</text:span><text:span text:style-name="_5f_Caractères"><text:span text:style-name="T12"> </text:span></text:span><text:span text:style-name="_5f_Caractères">49</text:span><text:span text:style-name="_5f_Caractères"><text:span text:style-name="T12"> </text:span></text:span><text:span text:style-name="_5f_Caractères">×</text:span><text:span text:style-name="_5f_Caractères"><text:span text:style-name="T12"> </text:span></text:span><text:span text:style-name="_5f_Caractères">4</text:span></text:h>
          </table:table-cell>
          <table:table-cell table:style-name="Tableau8.B1" office:value-type="string">
            <text:list text:continue-numbering="true" text:style-name="List_20_1">
              <text:list-item>
                <text:h text:style-name="P53" text:outline-level="1"/>
              </text:list-item>
            </text:list>
          </table:table-cell>
          <table:table-cell table:style-name="Tableau8.B1" office:value-type="string">
            <text:h text:style-name="_5f_Tableau_5f_Centré" text:outline-level="1"><text:span text:style-name="_5f_Caractères"><text:span text:style-name="T11"/></text:span></text:h>
          </table:table-cell>
          <table:table-cell table:style-name="Tableau8.B1" office:value-type="string">
            <text:list text:continue-numbering="true" text:style-name="List_20_1">
              <text:list-item>
                <text:h text:style-name="P50" text:outline-level="1"><text:span text:style-name="_5f_Caractères"/></text:h>
              </text:list-item>
            </text:list>
          </table:table-cell>
          <table:table-cell table:style-name="Tableau8.E1" office:value-type="string">
            <text:h text:style-name="_5f_Paragraphe" text:outline-level="1"><text:span text:style-name="_5f_Caractères">49</text:span><text:span text:style-name="_5f_Caractères"><text:span text:style-name="T12"> </text:span></text:span><text:span text:style-name="_5f_Caractères">×</text:span><text:span text:style-name="_5f_Caractères"><text:span text:style-name="T12"> </text:span></text:span><text:span text:style-name="_5f_Caractères">(83</text:span><text:span text:style-name="_5f_Caractères"><text:span text:style-name="T12"> </text:span></text:span><text:span text:style-name="_5f_Caractères">−</text:span><text:span text:style-name="_5f_Caractères"><text:span text:style-name="T12"> </text:span></text:span><text:span text:style-name="_5f_Caractères">4)</text:span></text:h>
          </table:table-cell>
        </table:table-row>
      </table:table>
      <text:list text:continue-list="list94535307061163" text:style-name="_5f_Numérotation_20_des_20_exercices">
        <text:list-item>
          <text:h text:style-name="P55" text:outline-level="1"><text:span text:style-name="_5f_Caractères"><text:span text:style-name="T13">Un tableau pour s’aider</text:span></text:span></text:h>
          <text:list>
            <text:list-item>
              <text:p text:style-name="P51"><text:span text:style-name="_5f_Caractères">Complète le tableau suivant.</text:span></text:p>
            </text:list-item>
          </text:list>
        </text:list-item>
      </text:list>
      <table:table table:name="Tableau3" table:style-name="Tableau3">
        <table:table-column table:style-name="Tableau3.A" table:number-columns-repeated="3"/>
        <table:table-column table:style-name="Tableau3.D"/>
        <table:table-row table:style-name="Tableau3.1">
          <table:table-cell table:style-name="Tableau3.A1" office:value-type="string">
            <text:h text:style-name="_5f_Tableau_5f_Centré_5f_Gras" text:outline-level="1"><text:span text:style-name="_5f_Caractères"><text:span text:style-name="T11">×</text:span></text:span></text:h>
          </table:table-cell>
          <table:table-cell table:style-name="Tableau3.B1" office:value-type="float" office:value="100">
            <text:h text:style-name="_5f_Tableau_5f_Centré_5f_Gras" text:outline-level="1"><text:span text:style-name="_5f_Caractères"><text:span text:style-name="T21">100</text:span></text:span></text:h>
          </table:table-cell>
          <table:table-cell table:style-name="Tableau3.B1" office:value-type="float" office:value="1">
            <text:h text:style-name="_5f_Tableau_5f_Centré_5f_Gras" text:outline-level="1"><text:span text:style-name="_5f_Caractères"><text:span text:style-name="T21">1</text:span></text:span></text:h>
          </table:table-cell>
          <table:table-cell table:style-name="Tableau3.D1" office:value-type="float" office:value="2">
            <text:h text:style-name="_5f_Tableau_5f_Centré_5f_Gras" text:outline-level="1"><text:span text:style-name="_5f_Caractères"><text:span text:style-name="T21">2</text:span></text:span></text:h>
          </table:table-cell>
        </table:table-row>
        <table:table-row table:style-name="Tableau3.2">
          <table:table-cell table:style-name="Tableau3.D1" office:value-type="float" office:value="24">
            <text:h text:style-name="_5f_Tableau_5f_Centré_5f_Gras" text:outline-level="1"><text:span text:style-name="_5f_Caractères"><text:span text:style-name="T21">24</text:span></text:span></text:h>
          </table:table-cell>
          <table:table-cell table:style-name="Tableau3.B2" office:value-type="string">
            <text:h text:style-name="_5f_Tableau_5f_Centré" text:outline-level="1"><text:span text:style-name="_5f_Caractères"><text:span text:style-name="T11"/></text:span></text:h>
          </table:table-cell>
          <table:table-cell table:style-name="Tableau3.B2" office:value-type="string">
            <text:h text:style-name="_5f_Tableau_5f_Centré" text:outline-level="1"><text:span text:style-name="_5f_Caractères"><text:span text:style-name="T11"/></text:span></text:h>
          </table:table-cell>
          <table:table-cell table:style-name="Tableau3.D2" office:value-type="string">
            <text:h text:style-name="_5f_Tableau_5f_Centré" text:outline-level="1"><text:span text:style-name="_5f_Caractères"><text:span text:style-name="T11"/></text:span></text:h>
          </table:table-cell>
        </table:table-row>
      </table:table>
      <text:list text:continue-numbering="true" text:style-name="_5f_Numérotation_20_des_20_exercices">
        <text:list-item>
          <text:list>
            <text:list-item>
              <text:p text:style-name="P51"><text:span text:style-name="_5f_Caractères">Donne le résultat des produits suivants.</text:span></text:p>
            </text:list-item>
          </text:list>
        </text:list-item>
      </text:list>
      <text:p text:style-name="_5f_Paragraphe_5f_Réponse_5f_Elève"><text:span text:style-name="_5f_Caractères">24 × 101 =</text:span><text:span text:style-name="_5f_pointillés_20_gris"> <text:tab/></text:span></text:p>
      <text:p text:style-name="_5f_Paragraphe_5f_Réponse_5f_Elève"><text:span text:style-name="_5f_Caractères">24 × 99 =</text:span><text:span text:style-name="_5f_pointillés_20_gris"> <text:tab/></text:span></text:p>
      <text:p text:style-name="_5f_Paragraphe_5f_Réponse_5f_Elève"><text:span text:style-name="_5f_Caractères">24 × 102 =</text:span><text:span text:style-name="_5f_pointillés_20_gris"> <text:tab/></text:span></text:p>
      <text:p text:style-name="_5f_Paragraphe_5f_Réponse_5f_Elève"><text:span text:style-name="_5f_Caractères">24 × 98 =</text:span><text:span text:style-name="_5f_pointillés_20_gris"> <text:tab/></text:span></text:p>
      <text:list text:continue-numbering="true" text:style-name="_5f_Numérotation_20_des_20_exercices">
        <text:list-item>
          <text:h text:style-name="P57" text:outline-level="1"><text:span text:style-name="_5f_Caractères">On donne : 197 × 17 = 3 349 et 197 × 4 = 788.<text:line-break/>Calcule les expressions numériques suivantes sans </text:span><text:span text:style-name="_5f_Caractères"><text:span text:style-name="T16">effectuer directement les produits demandés</text:span></text:span><text:span text:style-name="_5f_Caractères">.</text:span></text:h>
        </text:list-item>
      </text:list>
      <text:section text:style-name="Sect3" text:name="Section2">
        <text:h text:style-name="_5f_Paragraphe" text:outline-level="1"><text:span text:style-name="_5f_Caractères">A = 197 × 21</text:span></text:h>
        <text:p text:style-name="_5f_Paragraphe_5f_Réponse_5f_Pointillés_5f_Grisés"><text:span text:style-name="_5f_Caractères"><text:tab/></text:span></text:p>
        <text:p text:style-name="P15"><text:span text:style-name="_5f_Caractères"><text:tab/></text:span></text:p>
        <text:h text:style-name="_5f_Paragraphe" text:outline-level="1"><text:span text:style-name="_5f_Caractères">C = 197 × 34</text:span></text:h>
        <text:p text:style-name="_5f_Paragraphe_5f_Réponse_5f_Pointillés_5f_Grisés"><text:span text:style-name="_5f_Caractères"><text:tab/></text:span></text:p>
        <text:p text:style-name="P16"><text:span text:style-name="_5f_Caractères"><text:tab/></text:span></text:p>
        <text:h text:style-name="_5f_Paragraphe" text:outline-level="1"><text:span text:style-name="_5f_Caractères">B = 197 × 13</text:span></text:h>
        <text:p text:style-name="_5f_Paragraphe_5f_Réponse_5f_Pointillés_5f_Grisés"><text:span text:style-name="_5f_Caractères"><text:tab/></text:span></text:p>
        <text:p text:style-name="_5f_Paragraphe_5f_Réponse_5f_Pointillés_5f_Grisés"><text:span text:style-name="_5f_Caractères"><text:tab/></text:span></text:p>
        <text:h text:style-name="_5f_Paragraphe" text:outline-level="1"><text:span text:style-name="_5f_Caractères"><text:span text:style-name="T19">D</text:span></text:span><text:span text:style-name="_5f_Caractères"> = 197 × </text:span><text:span text:style-name="_5f_Caractères"><text:span text:style-name="T19">8</text:span></text:span></text:h>
        <text:p text:style-name="_5f_Paragraphe_5f_Réponse_5f_Pointillés_5f_Grisés"><text:span text:style-name="_5f_Caractères"><text:tab/></text:span></text:p>
        <text:p text:style-name="P16"><text:span text:style-name="_5f_Caractères"><text:tab/></text:span></text:p>
      </text:section>
      <text:list text:continue-numbering="true" text:style-name="_5f_Numérotation_20_des_20_exercices">
        <text:list-item>
          <text:h text:style-name="P52" text:outline-level="1"><text:span text:style-name="_5f_Caractères">Calcule astucieusement.</text:span></text:h>
        </text:list-item>
      </text:list>
      <text:section text:style-name="Sect3" text:name="Section3">
        <text:list text:continue-numbering="true" text:style-name="_5f_Numérotation_20_des_20_exercices">
          <text:list-item>
            <text:list>
              <text:list-item>
                <text:p text:style-name="P51"><text:span text:style-name="_5f_Caractères">4,5 × 104</text:span></text:p>
              </text:list-item>
            </text:list>
          </text:list-item>
        </text:list>
        <text:p text:style-name="P13"><text:span text:style-name="_5f_Caractères"><text:tab/></text:span></text:p>
        <text:p text:style-name="P16"><text:span text:style-name="_5f_Caractères"><text:tab/></text:span></text:p>
        <text:p text:style-name="P16"><text:span text:style-name="_5f_Caractères"><text:tab/></text:span></text:p>
        <text:p text:style-name="P16"><text:span text:style-name="_5f_Caractères"><text:tab/></text:span></text:p>
        <text:list text:continue-numbering="true" text:style-name="_5f_Numérotation_20_des_20_exercices">
          <text:list-item>
            <text:list>
              <text:list-item>
                <text:p text:style-name="P51"><text:span text:style-name="_5f_Caractères">16 × 9,9</text:span></text:p>
              </text:list-item>
            </text:list>
          </text:list-item>
        </text:list>
        <text:p text:style-name="P13"><text:span text:style-name="_5f_Caractères"><text:tab/></text:span></text:p>
        <text:p text:style-name="P16"><text:span text:style-name="_5f_Caractères"><text:tab/></text:span></text:p>
        <text:p text:style-name="P16"><text:span text:style-name="_5f_Caractères"><text:tab/></text:span></text:p>
        <text:p text:style-name="P16"><text:span text:style-name="_5f_Caractères"><text:tab/></text:span></text:p>
        <text:list text:continue-numbering="true" text:style-name="_5f_Numérotation_20_des_20_exercices">
          <text:list-item>
            <text:list>
              <text:list-item>
                <text:p text:style-name="P51"><text:span text:style-name="_5f_Caractères">15 × 1,1</text:span></text:p>
              </text:list-item>
            </text:list>
          </text:list-item>
        </text:list>
        <text:p text:style-name="P13"><text:span text:style-name="_5f_Caractères"><text:tab/></text:span></text:p>
        <text:p text:style-name="P16"><text:span text:style-name="_5f_Caractères"><text:tab/></text:span></text:p>
        <text:p text:style-name="P16"><text:span text:style-name="_5f_Caractères"><text:tab/></text:span></text:p>
        <text:p text:style-name="P16"><text:span text:style-name="_5f_Caractères"><text:tab/></text:span></text:p>
        <text:list text:continue-numbering="true" text:style-name="_5f_Numérotation_20_des_20_exercices">
          <text:list-item>
            <text:list>
              <text:list-item>
                <text:p text:style-name="P51"><text:span text:style-name="_5f_Caractères">3,2 × 12 − 3,2 × 2</text:span></text:p>
              </text:list-item>
            </text:list>
          </text:list-item>
        </text:list>
        <text:p text:style-name="P13"><text:span text:style-name="_5f_Caractères"><text:tab/></text:span></text:p>
        <text:p text:style-name="P16"><text:span text:style-name="_5f_Caractères"><text:tab/></text:span></text:p>
        <text:p text:style-name="P16"><text:span text:style-name="_5f_Caractères"><text:tab/></text:span></text:p>
        <text:p text:style-name="P16"><text:span text:style-name="_5f_Caractères"><text:tab/></text:span></text:p>
      </text:section>
      <text:list text:continue-numbering="true" text:style-name="_5f_Numérotation_20_des_20_exercices">
        <text:list-item>
          <text:h text:style-name="P56" text:outline-level="1"><text:span text:style-name="_5f_Caractères">On considère le programme de calcul suivant.</text:span></text:h>
        </text:list-item>
      </text:list>
      <text:h text:style-name="_5f_Paragraphe_5f_Exemple_5f_sans_5f_Titre" text:outline-level="1"><text:span text:style-name="_5f_Caractères">• Choisir un nombre.<text:line-break/>• Augmenter le nombre de 5.<text:line-break/>• Multiplier le résultat par 4.<text:line-break/>• Ôter </text:span><text:span text:style-name="_5f_Caractères"><text:span text:style-name="T15">au résultat </text:span></text:span><text:span text:style-name="_5f_Caractères">le quadruple du nombre de départ.<text:line-break/>• </text:span><text:span text:style-name="_5f_Caractères"><text:span text:style-name="T15">Enfin, retrancher</text:span></text:span><text:span text:style-name="_5f_Caractères"> 10 et annoncer le résultat.</text:span></text:h>
      <text:list text:continue-numbering="true" text:style-name="_5f_Numérotation_20_des_20_exercices">
        <text:list-item>
          <text:list>
            <text:list-item>
              <text:p text:style-name="P51"><text:span text:style-name="_5f_Caractères">Applique ce programme de calcul à 5, </text:span><text:span text:style-name="_5f_Caractères"><text:span text:style-name="T15">puis à</text:span></text:span><text:span text:style-name="_5f_Caractères"> 2,3.</text:span></text:p>
            </text:list-item>
          </text:list>
        </text:list-item>
      </text:list>
      <text:section text:style-name="Sect4" text:name="Section1">
        <text:h text:style-name="_5f_Paragraphe" text:outline-level="1"><text:span text:style-name="_5f_Caractères">Pour </text:span><text:span text:style-name="_5f_Caractères"><text:span text:style-name="T14">5 :</text:span></text:span></text:h>
        <text:p text:style-name="P16"><text:span text:style-name="_5f_Caractères"><text:tab/></text:span></text:p>
        <text:p text:style-name="P16"><text:span text:style-name="_5f_Caractères"><text:tab/></text:span></text:p>
        <text:p text:style-name="P16"><text:span text:style-name="_5f_Caractères"><text:tab/></text:span></text:p>
        <text:p text:style-name="P16"><text:span text:style-name="_5f_Caractères"><text:tab/></text:span></text:p>
        <text:h text:style-name="P12" text:outline-level="1"><text:span text:style-name="_5f_Caractères"><text:span text:style-name="T14">Pour 2,3 :</text:span></text:span></text:h>
        <text:p text:style-name="P16"><text:span text:style-name="_5f_Caractères"><text:tab/></text:span></text:p>
        <text:p text:style-name="P16"><text:span text:style-name="_5f_Caractères"><text:tab/></text:span></text:p>
        <text:p text:style-name="P16"><text:span text:style-name="_5f_Caractères"><text:tab/></text:span></text:p>
        <text:p text:style-name="P16"><text:span text:style-name="_5f_Caractères"><text:tab/></text:span></text:p>
      </text:section>
      <text:list text:continue-numbering="true" text:style-name="_5f_Numérotation_20_des_20_exercices">
        <text:list-item>
          <text:list>
            <text:list-item>
              <text:p text:style-name="P51"><text:span text:style-name="_5f_Caractères">Que remarques-tu ?</text:span></text:p>
            </text:list-item>
          </text:list>
        </text:list-item>
      </text:list>
      <text:p text:style-name="_5f_Paragraphe_5f_Réponse_5f_Pointillés_5f_Grisés"><text:span text:style-name="_5f_Caractères"><text:tab/></text:span></text:p>
      <text:p text:style-name="P16"><text:span text:style-name="_5f_Caractères"><text:tab/></text:span></text:p>
      <text:list text:continue-numbering="true" text:style-name="_5f_Numérotation_20_des_20_exercices">
        <text:list-item>
          <text:list>
            <text:list-item>
              <text:p text:style-name="P51"><text:span text:style-name="_5f_Caractères">Pour chaque étape du programme </text:span><text:span text:style-name="_5f_Caractères"><text:span text:style-name="T15">de calcul</text:span></text:span><text:span text:style-name="_5f_Caractères">, complète le diagramme par des expressions simplifiées.</text:span></text:p>
            </text:list-item>
          </text:list>
        </text:list-item>
      </text:list>
      <text:h text:style-name="_5f_Paragraphe" text:outline-level="1"><draw:g text:anchor-type="paragraph" draw:z-index="69" draw:name="Group object 1" draw:style-name="gr9"><draw:frame draw:style-name="gr10" draw:text-style-name="P64" svg:width="1.636cm" svg:height="0.916cm" svg:x="0cm" svg:y="0.199cm"><draw:text-box><text:p text:style-name="P63"><text:span text:style-name="T23">x</text:span></text:p></draw:text-box></draw:frame><draw:line draw:style-name="gr11" draw:text-style-name="P65" svg:x1="1.632cm" svg:y1="0.651cm" svg:x2="3.677cm" svg:y2="0.651cm"><text:p/></draw:line><draw:ellipse draw:style-name="gr12" draw:text-style-name="P66" svg:width="0.983cm" svg:height="0.916cm" svg:x="2.127cm" svg:y="0.199cm"><text:p/></draw:ellipse><draw:line draw:style-name="gr11" draw:text-style-name="P65" svg:x1="5.315cm" svg:y1="0.651cm" svg:x2="7.361cm" svg:y2="1.109cm"><text:p/></draw:line><draw:line draw:style-name="gr13" draw:text-style-name="P65" svg:x1="1.632cm" svg:y1="2.481cm" svg:x2="3.677cm" svg:y2="2.481cm"><text:p/></draw:line><draw:line draw:style-name="gr11" draw:text-style-name="P65" svg:x1="7.361cm" svg:y1="2.028cm" svg:x2="5.315cm" svg:y2="2.485cm"><text:p/></draw:line><draw:ellipse draw:style-name="gr12" draw:text-style-name="P66" svg:width="0.983cm" svg:height="0.916cm" svg:x="2.127cm" svg:y="2.025cm"><text:p/></draw:ellipse><draw:ellipse draw:style-name="gr12" draw:text-style-name="P66" svg:width="0.981cm" svg:height="0.918cm" svg:x="5.851cm" svg:y="0.464cm"><text:p/></draw:ellipse><draw:ellipse draw:style-name="gr12" draw:text-style-name="P66" svg:width="0.981cm" svg:height="0.916cm" svg:x="5.851cm" svg:y="1.787cm"><text:p/></draw:ellipse><draw:frame draw:style-name="gr14" draw:text-style-name="P64" svg:width="1.638cm" svg:height="1.373cm" svg:x="3.681cm" svg:y="0.199cm"><draw:text-box><text:p/></draw:text-box></draw:frame><draw:frame draw:style-name="gr15" draw:text-style-name="P64" svg:width="1.636cm" svg:height="1.371cm" svg:x="7.364cm" svg:y="1.113cm"><draw:text-box><text:p/></draw:text-box></draw:frame><draw:frame draw:style-name="gr16" draw:text-style-name="P64" svg:width="1.638cm" svg:height="1.375cm" svg:x="3.681cm" svg:y="2.025cm"><draw:text-box><text:p/></draw:text-box></draw:frame><draw:frame draw:style-name="gr16" draw:text-style-name="P64" svg:width="1.636cm" svg:height="1.375cm" svg:x="0cm" svg:y="2.025cm"><draw:text-box><text:p/></draw:text-box></draw:frame><draw:frame draw:style-name="gr17" draw:text-style-name="P68" svg:width="1.138cm" svg:height="0.782cm" svg:x="2.058cm" svg:y="0.368cm"><draw:text-box><text:p text:style-name="P67"><text:span text:style-name="T24"></text:span><text:span text:style-name="T25"> </text:span><text:span text:style-name="T25">5</text:span></text:p></draw:text-box></draw:frame></draw:g><text:span text:style-name="_5f_Caractères">Conclus.</text:span></text:h>
      <text:p text:style-name="_5f_Paragraphe_5f_Réponse_5f_Pointillés_5f_Grisés"><text:span text:style-name="_5f_Caractères"><text:tab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 style:font-charset="x-symbol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 style:font-charset="x-symbol"/>
    <style:font-face style:name="Lucida Sans2" svg:font-family="'Lucida Sans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OpenSymbol3" svg:font-family="OpenSymbol" style:font-adornments="Regular" style:font-pitch="variable" style:font-charset="x-symbol"/>
    <style:font-face style:name="SimSun" svg:font-family="SimSun" style:font-pitch="variable" style:font-charset="x-symbol"/>
    <style:font-face style:name="SimSun1" svg:font-family="SimSun" style:font-family-generic="system" style:font-pitch="variable" style:font-charset="x-symbol"/>
    <style:font-face style:name="SimSun2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pitch="variable" style:font-charset="x-symbol"/>
    <style:font-face style:name="Times New Roman1" svg:font-family="'Times New Roman'" style:font-family-generic="roman" style:font-pitch="variable" style:font-charset="x-symbol"/>
    <style:font-face style:name="Times New Roman2" svg:font-family="'Times New Roman'" style:font-family-generic="roman" style:font-pitch="variable"/>
    <style:font-face style:name="Times New Roman3" svg:font-family="'Times New Roman'" style:font-family-generic="swiss" style:font-pitch="variable"/>
    <style:font-face style:name="Times New Roman4" svg:font-family="'Times New Roman'" style:font-adornments="Regular" style:font-family-generic="roman" style:font-pitch="variable"/>
  </office:font-face-decls>
  <office:styles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2" fo:font-size="12pt" fo:language="fr" fo:country="FR" style:letter-kerning="true" style:font-name-asian="SimSun2" style:font-size-asian="12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2" fo:font-size="12pt" fo:language="fr" fo:country="FR" style:letter-kerning="true" style:font-name-asian="SimSun2" style:font-size-asian="12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2" style:display-name="Heading 2" style:family="paragraph" style:parent-style-name="Heading" style:next-style-name="Text_20_body" style:class="text">
      <style:text-properties style:font-name="Times New Roman2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class="text">
      <style:text-properties style:font-name="Times New Roman2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3" style:display-name="Heading 3" style:family="paragraph" style:parent-style-name="Heading" style:next-style-name="Text_20_body" style:class="text">
      <style:text-properties style:font-name="Times New Roman2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2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Frame_20_contents" style:display-name="Frame contents" style:family="paragraph" style:parent-style-name="Text_20_body" style:class="extra"/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Titre_5f_Exercices_5f_sans_5f_Titre" style:display-name="_Titre_Exercices_sans_Titre" style:family="paragraph" style:parent-style-name="_5f_STYLES_5f_PARAGRAPHES_5f_SESAMATH" style:default-outline-level="1" style:list-style-name="_5f_Numérotation_20_des_20_exercices" style:master-page-name="">
      <style:paragraph-properties fo:margin-top="0.3cm" fo:margin-bottom="0.101cm" style:contextual-spacing="false" fo:text-align="start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_5f_STYLES_5f_PARAGRAPHES_5f_SESAMATH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STYLES_5f_PARAGRAPHES_5f_SESAMATH" style:list-style-name="List_20_1">
      <style:paragraph-properties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 fo:padding="0.049cm" fo:border="0.06pt solid #000000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STYLES_5f_PARAGRAPHES_5f_SESAMATH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STYLES_5f_PARAGRAPHES_5f_SESAMATH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STYLES_5f_PARAGRAPHES_5f_SESAMATH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Elève_5f_Fraction" style:display-name="_Paragraphe_Réponse_Elève_Fraction" style:family="paragraph" style:parent-style-name="_5f_STYLES_5f_PARAGRAPHES_5f_SESAMATH"/>
    <style:style style:name="Normal_20_Table" style:display-name="Normal Table" style:family="paragraph">
      <style:paragraph-properties fo:text-align="start" style:justify-single-word="false" fo:orphans="2" fo:widows="2" style:vertical-align="auto"/>
      <style:text-properties style:font-name="Times New Roman2" fo:font-family="'Times New Roman'" style:font-family-generic="roman" style:font-pitch="variable" fo:font-size="11pt" fo:language="fr" fo:country="FR" style:font-name-asian="Cambria Math" style:font-family-asian="'Cambria Math'" style:font-family-generic-asian="system" style:font-pitch-asian="variable" style:font-size-asian="11pt" style:language-asian="en" style:country-asian="US" style:font-name-complex="Arial2" style:font-family-complex="Arial" style:font-family-generic-complex="system" style:font-pitch-complex="variable" style:font-size-complex="11pt" style:language-complex="ar" style:country-complex="SA"/>
    </style:style>
    <style:style style:name="_5f_Paragraphe_5f_Réponse_5f_Eleve_5f_1_5f_Col" style:display-name="_Paragraphe_Réponse_Eleve_1_Col" style:family="paragraph" style:parent-style-name="_5f_Paragraphe_5f_Réponse_5f_Pointillés_5f_Grisés_5f_tabulé_5f_1_5f_Col" style:master-page-name="">
      <style:paragraph-properties fo:line-height="0.7cm" style:page-number="auto"/>
      <style:text-properties style:use-window-font-color="true" loext:opacity="0%"/>
    </style:style>
    <style:style style:name="_5f_Paragraphe_5f_Réponse_5f_Pointillés_5f_Grisés_5f_1_5f_Col" style:display-name="_Paragraphe_Réponse_Pointillés_Grisés_1_Col" style:family="paragraph" style:parent-style-name="_5f_Paragraphe_5f_Réponse_5f_Pointillés_5f_Grisés_5f_2_5f_Col">
      <style:paragraph-properties fo:line-height="0.7cm">
        <style:tab-stops>
          <style:tab-stop style:position="18.219cm" style:leader-style="dotted" style:leader-text="."/>
        </style:tab-stops>
      </style:paragraph-properties>
    </style:style>
    <style:style style:name="_5f_Paragraphe_5f_Réponse_5f_Elève_5f_2_5f_Col" style:display-name="_Paragraphe_Réponse_Elève_2_Col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</style:tab-stops>
      </style:paragraph-properties>
      <style:text-properties style:use-window-font-color="true" loext:opacity="0%" style:font-name="Bitstream Vera Sans6" fo:font-family="'Bitstream Vera Sans'" style:font-style-name="Roman" style:font-family-generic="swiss" style:font-pitch="variable" fo:font-size="10pt"/>
    </style:style>
    <style:style style:name="_5f_Paragraphe_5f_Réponse_5f_Pointillés_5f_Grisés_5f_2_5f_Col" style:display-name="_Paragraphe_Réponse_Pointillés_Grisés_2_Col" style:family="paragraph" style:parent-style-name="_5f_Paragraphe_5f_Réponse_5f_Elève_5f_2_5f_Col" style:list-style-name="">
      <style:paragraph-properties fo:line-height="0.7cm">
        <style:tab-stops>
          <style:tab-stop style:position="8.999cm" style:leader-style="dotted" style:leader-text="."/>
        </style:tab-stops>
      </style:paragraph-properties>
      <style:text-properties fo:color="#b3b3b3" loext:opacity="100%"/>
    </style:style>
    <style:style style:name="_5f_Paragraphe_5f_Réponses_5f_Pointillés_5f_Grisés_5f_Numéroté" style:display-name="_Paragraphe_Réponses_Pointillés_Grisés_Numéroté" style:family="paragraph" style:parent-style-name="_5f_Paragraphe_5f_Réponse_5f_Pointillés_5f_Grisés" style:list-style-name="_5f_Numérotation_20_des_20_exercices"/>
    <style:style style:name="_5f_Paragraphe_5f_Réponse_5f_Elève_5f_Fractions_5f_grisées_5f_numéroté" style:display-name="_Paragraphe_Réponse_Elève_Fractions_grisées_numéroté" style:family="paragraph" style:parent-style-name="_5f_Paragraphe_5f_Réponse_5f_Elève_5f_Fractions_5f_grisées" style:list-style-name="_5f_Numérotation_20_des_20_exercices"/>
    <style:style style:name="_5f_Paragraphe_5f_Réponse_5f_Elève_5f_Fractions_5f_grisées" style:display-name="_Paragraphe_Réponse_Elève_Fractions_grisées" style:family="paragraph" style:parent-style-name="_5f_Paragraphe_5f_Réponse_5f_Elève" style:list-style-name="">
      <style:paragraph-properties fo:margin-top="0.101cm" fo:margin-bottom="0.101cm" style:contextual-spacing="false" fo:line-height="150%"/>
    </style:style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Fraction" style:display-name="_Paragraphe_Fraction" style:family="paragraph" style:parent-style-name="_5f_STYLES_5f_PARAGRAPHES_5f_SESAMATH">
      <style:paragraph-properties style:line-height-at-least="0.7cm"/>
    </style:style>
    <style:style style:name="_5f_Titre_20_d_27_exercices_20_livret" style:display-name="_Titre d'exercices livret" style:family="paragraph" style:parent-style-name="Standard" style:default-outline-level="1" style:list-style-name="Num_5f_Exo" style:master-page-name="">
      <style:paragraph-properties fo:margin-top="0.499cm" fo:margin-bottom="0.199cm" style:contextual-spacing="false" fo:text-align="justify" style:justify-single-word="false" style:page-number="auto" style:shadow="none" style:writing-mode="lr-tb">
        <style:tab-stops/>
      </style:paragraph-properties>
      <style:text-properties fo:color="#e8c32a" loext:opacity="100%" style:font-name="Bitstream Vera Sans5" fo:font-family="'Bitstream Vera Sans'" style:font-style-name="Oblique" style:font-family-generic="swiss" style:font-pitch="variable" fo:font-size="10pt" fo:font-style="normal" fo:font-weight="bold"/>
    </style:style>
    <style:style style:name="_5f_Paragraphe_5f_Réponse_5f_Elève_5f_Fractions_5f_tabulé_5f_numéroté" style:display-name="_Paragraphe_Réponse_Elève_Fractions_tabulé_numéroté" style:family="paragraph" style:parent-style-name="_5f_Paragraphe_5f_Réponse_5f_Elève_5f_Fractions_5f_tabulé" style:list-style-name="_5f_Numérotation_20_des_20_exercices"/>
    <style:style style:name="_5f_Paragraphe_5f_Réponse_5f_Elève_5f_Fractions_5f_tabulé" style:display-name="_Paragraphe_Réponse_Elève_Fractions_tabulé" style:family="paragraph" style:parent-style-name="_5f_Paragraphe_5f_Réponse_5f_Elève" style:list-style-name="">
      <style:paragraph-properties fo:margin-top="0cm" fo:margin-bottom="0cm" style:contextual-spacing="false" style:line-height-at-least="0.7cm"/>
    </style:style>
    <style:style style:name="_5f_Paragraphe_5f_Réponse_5f_Pointillés_5f_Grisés_5f_tabulé_5f_1_5f_Col" style:display-name="_Paragraphe_Réponse_Pointillés_Grisés_tabulé_1_Col" style:family="paragraph" style:parent-style-name="_5f_Paragraphe_5f_Réponse_5f_Pointillés_5f_Grisés_5f_tabulé_5f_2_5f_Col">
      <style:paragraph-properties fo:line-height="0.7cm">
        <style:tab-stops>
          <style:tab-stop style:position="18.219cm" style:leader-style="dotted" style:leader-text="."/>
        </style:tab-stops>
      </style:paragraph-properties>
    </style:style>
    <style:style style:name="_5f_Paragraphe_5f_Réponse_5f_Pointillés_5f_Grisés_5f_tabulé_5f_2_5f_Col" style:display-name="_Paragraphe_Réponse_Pointillés_Grisés_tabulé_2_Col" style:family="paragraph" style:parent-style-name="_5f_Paragraphe_5f_Réponse_5f_Elève_5f_2_5f_Col" style:list-style-name="">
      <style:paragraph-properties fo:line-height="0.7cm">
        <style:tab-stops>
          <style:tab-stop style:position="4.5cm" style:leader-style="dotted" style:leader-text="."/>
          <style:tab-stop style:position="8.999cm" style:leader-style="dotted" style:leader-text="."/>
        </style:tab-stops>
      </style:paragraph-properties>
      <style:text-properties fo:color="#b3b3b3" loext:opacity="100%"/>
    </style:style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Definition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ption_20_characters" style:display-name="Caption characters" style:family="text"/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STYLES_5f_CARACTERES_5f_SESAMATH" style:display-name="_STYLES_CARACTERES_SESAMATH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" style:display-name="_Caractères" style:family="text" style:parent-style-name="_5f_STYLES_5f_CARACTERES_5f_SESAMATH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4" fo:font-family="'Times New Roman'" style:font-style-name="Regular" style:font-family-generic="roman" style:font-pitch="variable" fo:font-size="13pt" fo:font-style="italic"/>
    </style:style>
    <style:style style:name="Character_5f_20_5f_style" style:display-name="Character_20_style" style:family="text"/>
    <style:style style:name="Default_20_Paragraph_20_Font" style:display-name="Default Paragraph Font" style:family="text"/>
    <style:style style:name="Enonce_5f_Niv1" style:display-name="Enonce_Niv1" style:family="text">
      <style:text-properties fo:color="#ffffff" loext:opacity="100%" style:font-name="Bitstream Vera Sans5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Enonce_5f_Niv2" style:display-name="Enonce_Niv2" style:family="text" style:parent-style-name="Enonce_5f_Niv1">
      <style:text-properties fo:color="#ffffff" loext:opacity="100%" style:font-name="Bitstream Vera Sans4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loext:opacity="100%" style:font-name="Bitstream Vera Sans4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MATH" style:family="text">
      <style:text-properties style:font-name="Times New Roman2" fo:font-family="'Times New Roman'" style:font-family-generic="roman" style:font-pitch="variable" fo:font-size="13pt" fo:font-style="italic" officeooo:rsid="000f3f68" fo:background-color="transparent" style:font-size-asian="10.5pt" style:font-style-asian="italic" style:font-style-complex="italic" loext:shadow="none"/>
    </style:style>
    <style:style style:name="Police_20_défaut" style:display-name="Police défaut" style:family="text" style:parent-style-name="Police_20_par_20_défaut">
      <style:text-properties style:font-size-asian="10.5pt"/>
    </style:style>
    <style:style style:name="Police_20_par_20_défaut" style:display-name="Police par défaut" style:family="text">
      <style:text-properties style:font-name="Bitstream Vera Sans6" fo:font-family="'Bitstream Vera Sans'" style:font-style-name="Roman" style:font-family-generic="swiss" style:font-pitch="variable" fo:font-size="11pt" style:font-size-asian="10.5pt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e_5f_abc" style:display-name="liste_abc">
      <text:list-level-style-number text:level="1" text:style-name="Character_5f_20_5f_style" loext:num-list-format="%1%." style:num-suffix="." style:num-format="a">
        <style:list-level-properties text:list-level-position-and-space-mode="label-alignment">
          <style:list-level-label-alignment text:label-followed-by="listtab" text:list-tab-stop-position="0.55cm"/>
        </style:list-level-properties>
      </text:list-level-style-number>
      <text:list-level-style-number text:level="2" text:style-name="Character_5f_20_5f_style" loext:num-list-format="%2%." style:num-suffix="." style:num-format="a" text:start-value="2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Character_5f_20_5f_style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Character_5f_20_5f_style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Character_5f_20_5f_style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Character_5f_20_5f_style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Character_5f_20_5f_style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Character_5f_20_5f_style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Character_5f_20_5f_style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Character_5f_20_5f_style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_20_livrets" style:display-name="_Numérotation des exercices livrets">
      <text:list-level-style-number text:level="1" text:style-name="Character_5f_20_5f_style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Character_5f_20_5f_style" loext:num-list-format="%2%." style:num-suffix="." style:num-format="a">
        <style:list-level-properties text:min-label-distance="0.15cm" fo:text-align="end"/>
      </text:list-level-style-number>
      <text:list-level-style-bullet text:level="3" text:style-name="Character_5f_20_5f_style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5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list-style style:name="WWNum3">
      <text:list-level-style-number text:level="1" text:style-name="Character_5f_20_5f_style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Character_5f_20_5f_style" loext:num-list-format="%2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Character_5f_20_5f_style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Character_5f_20_5f_style" loext:num-list-format="%4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Character_5f_20_5f_style" loext:num-list-format="%5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Character_5f_20_5f_style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Character_5f_20_5f_style" loext:num-list-format="%7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Character_5f_20_5f_style" loext:num-list-format="%8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Character_5f_20_5f_style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Character_5f_20_5f_style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Character_5f_20_5f_style" loext:num-list-format=" %2% " style:num-prefix=" " style:num-suffix=" " style:num-format="1">
        <style:list-level-properties text:min-label-distance="0.25cm" fo:text-align="center"/>
      </text:list-level-style-number>
      <text:list-level-style-number text:level="3" text:style-name="Character_5f_20_5f_style" loext:num-list-format=" %3% 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loext:num-list-format=" %4%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Character_5f_20_5f_style" loext:num-list-format="%1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loext:num-list-format="%3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loext:num-list-format="%4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loext:num-list-format="%5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loext:num-list-format="%6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loext:num-list-format="%7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loext:num-list-format="%8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loext:num-list-format="%9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loext:num-list-format="%10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bullet text:level="1" text:style-name="Character_5f_20_5f_styl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Character_5f_20_5f_styl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Character_5f_20_5f_styl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Character_5f_20_5f_styl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Character_5f_20_5f_styl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Character_5f_20_5f_styl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Character_5f_20_5f_styl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Character_5f_20_5f_styl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Character_5f_20_5f_styl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14">
      <number:number number:decimal-places="0" number:min-decimal-places="0" number:min-integer-digits="1"/>
      <number:text>%</number:text>
    </number:percentage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0" number:decimal-replacement="" number:min-integer-digits="0" number:grouping="true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cd213b" officeooo:paragraph-rsid="00cd213b"/>
    </style:style>
    <style:style style:name="MP2" style:family="paragraph">
      <loext:graphic-properties draw:fill="solid" draw:fill-color="#d7e12c"/>
    </style:style>
    <style:style style:name="MP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>
      <style:paragraph-properties fo:text-align="center"/>
    </style:style>
    <style:style style:name="MP5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7" style:family="paragraph" style:parent-style-name="_5f_Footer_20_page_20_paire_20__28_G_29_">
      <style:paragraph-properties fo:text-align="end" style:justify-single-word="false"/>
      <style:text-properties officeooo:rsid="00cd213b" officeooo:paragraph-rsid="00cd213b"/>
    </style:style>
    <style:style style:name="MP8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9" style:family="paragraph" style:parent-style-name="_5f_Header_20_G_20_page_20_paire_20__28_G_29_">
      <style:text-properties officeooo:rsid="00fbc68f" officeooo:paragraph-rsid="00fbc68f"/>
    </style:style>
    <style:style style:name="MP10" style:family="paragraph">
      <loext:graphic-properties draw:fill="solid" draw:fill-color="#1ca2b8"/>
    </style:style>
    <style:style style:name="MP11" style:family="paragraph" style:parent-style-name="_5f_Header_20_G_20_page_20_paire_20__28_G_29_">
      <style:text-properties officeooo:rsid="00ff3616" officeooo:paragraph-rsid="00ff3616"/>
    </style:style>
    <style:style style:name="MP12" style:family="paragraph" style:parent-style-name="_5f_Footer_20_page_20_impaire_20__28_D_29_">
      <style:text-properties officeooo:paragraph-rsid="01316a8b"/>
    </style:style>
    <style:style style:name="MP13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4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15" style:family="paragraph" style:parent-style-name="_5f_Footer_20_page_20_paire_20__28_G_29_">
      <style:text-properties officeooo:paragraph-rsid="01316a8b"/>
    </style:style>
    <style:style style:name="MP16" style:family="paragraph" style:parent-style-name="_5f_Header_20_G_20_page_20_impaire_20__28_D_29_">
      <style:text-properties officeooo:rsid="00fc60e2" officeooo:paragraph-rsid="00fc60e2"/>
    </style:style>
    <style:style style:name="MP17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18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19" style:family="paragraph" style:parent-style-name="_5f_Footer_20_page_20_paire_20__28_G_29_">
      <style:text-properties officeooo:paragraph-rsid="01336347"/>
    </style:style>
    <style:style style:name="MP20" style:family="paragraph" style:parent-style-name="_5f_Header_20_N_20_page_20_paire_20__28_G_29_">
      <style:text-properties officeooo:rsid="00f84d06" officeooo:paragraph-rsid="00f84d06"/>
    </style:style>
    <style:style style:name="MP21" style:family="paragraph" style:parent-style-name="_5f_Header_20_N_20_page_20_impaire_20__28_D_29_">
      <style:text-properties officeooo:rsid="010462d7" officeooo:paragraph-rsid="010462d7"/>
    </style:style>
    <style:style style:name="MP22" style:family="paragraph" style:parent-style-name="_5f_Header_20_D_20_page_20_impaire_20__28_D_29_">
      <style:text-properties officeooo:rsid="00fe4814" officeooo:paragraph-rsid="00fe4814"/>
    </style:style>
    <style:style style:name="MP23" style:family="paragraph">
      <loext:graphic-properties draw:fill="solid" draw:fill-color="#9d0f89"/>
    </style:style>
    <style:style style:name="MP24" style:family="paragraph" style:parent-style-name="_5f_Header_20_D_20_page_20_paire_20__28_G_29_">
      <style:text-properties officeooo:paragraph-rsid="00fe4814"/>
    </style:style>
    <style:style style:name="MP25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26" style:family="paragraph" style:parent-style-name="_5f_Footer_20_page_20_paire_20__28_G_29_">
      <style:text-properties officeooo:paragraph-rsid="0135ac9e"/>
    </style:style>
    <style:style style:name="MP27" style:family="paragraph" style:parent-style-name="_5f_Header_20_D_20_page_20_impaire_20__28_D_29_">
      <style:text-properties officeooo:rsid="0101821f" officeooo:paragraph-rsid="0101821f"/>
    </style:style>
    <style:style style:name="MP28" style:family="paragraph" style:parent-style-name="_5f_Header_20_D_20_page_20_paire_20__28_G_29_">
      <style:text-properties officeooo:rsid="0101821f" officeooo:paragraph-rsid="0101821f"/>
    </style:style>
    <style:style style:name="MP29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3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1" style:family="paragraph" style:parent-style-name="_5f_Footer_20_page_20_paire_20__28_G_29_">
      <style:text-properties officeooo:paragraph-rsid="01397109"/>
    </style:style>
    <style:style style:name="MP32" style:family="paragraph" style:parent-style-name="_5f_Header_20_M_20_page_20_impaire_20__28_D_29_">
      <style:text-properties officeooo:rsid="0101a5c8" officeooo:paragraph-rsid="0101a5c8"/>
    </style:style>
    <style:style style:name="MP33" style:family="paragraph">
      <loext:graphic-properties draw:fill="solid" draw:fill-color="#7fb241"/>
    </style:style>
    <style:style style:name="MP34" style:family="paragraph" style:parent-style-name="_5f_Header_20_M_20_page_20_paire_20__28_G_29_">
      <style:text-properties officeooo:rsid="0101a5c8" officeooo:paragraph-rsid="0101a5c8"/>
    </style:style>
    <style:style style:name="MP35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36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7" style:family="paragraph" style:parent-style-name="_5f_Footer_20_page_20_paire_20__28_G_29_">
      <style:text-properties officeooo:paragraph-rsid="013b50d8"/>
    </style:style>
    <style:style style:name="MP38" style:family="paragraph" style:parent-style-name="_5f_Header_20_M_20_page_20_impaire_20__28_D_29_">
      <style:text-properties officeooo:rsid="01035d0f" officeooo:paragraph-rsid="01035d0f"/>
    </style:style>
    <style:style style:name="MP39" style:family="paragraph" style:parent-style-name="_5f_Header_20_P_20_page_20_paire_20__28_G_29_">
      <style:text-properties officeooo:rsid="0107aa33" officeooo:paragraph-rsid="0107aa33"/>
    </style:style>
    <style:style style:name="MP40" style:family="paragraph">
      <loext:graphic-properties draw:fill="solid" draw:fill-color="#d62e4e"/>
    </style:style>
    <style:style style:name="MP41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MP42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3" style:family="paragraph" style:parent-style-name="_5f_Footer_20_page_20_paire_20__28_G_29_">
      <style:text-properties officeooo:paragraph-rsid="013c280e"/>
    </style:style>
    <style:style style:name="MP44" style:family="paragraph" style:parent-style-name="_5f_Header_20_P_20_page_20_paire_20__28_G_29_">
      <style:text-properties officeooo:rsid="0106b7af" officeooo:paragraph-rsid="0106b7af"/>
    </style:style>
    <style:style style:name="MP45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MP46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MP47" style:family="paragraph">
      <loext:graphic-properties draw:fill="solid" draw:fill-color="#f99e06"/>
    </style:style>
    <style:style style:name="MP48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MP49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50" style:family="paragraph" style:parent-style-name="_5f_Footer_20_page_20_paire_20__28_G_29_">
      <style:text-properties officeooo:paragraph-rsid="0142af40"/>
    </style:style>
    <style:style style:name="MP51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3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5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MT6" style:family="text">
      <style:text-properties fo:font-size="16pt" officeooo:rsid="00fe4814" style:font-size-asian="16pt" style:font-size-complex="16pt"/>
    </style:style>
    <style:style style:name="MT7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8" style:family="text">
      <style:text-properties fo:font-variant="small-caps" fo:color="#7fb241" loext:opacity="100%" style:font-name="Bitstream Vera Sans6" fo:font-size="16pt" fo:font-weight="bold"/>
    </style:style>
    <style:style style:name="MT9" style:family="text">
      <style:text-properties fo:font-variant="small-caps" fo:color="#7fb241" loext:opacity="100%" style:font-name="Bitstream Vera Sans6" fo:font-size="16pt" fo:font-weight="bold" officeooo:rsid="0021cde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4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5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6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9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2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5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8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9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 draw:style-name="Mdp2"/>
    <style:master-page style:name="SERIE_5f_NUMERIQUE_5f_CLR_5f_d7e12c_5f_2COL" style:display-name="SERIE_NUMERIQUE_CLR_d7e12c_2COL" style:page-layout-name="Mpm3" draw:style-name="Mdp1">
      <style:header>
        <text:p text:style-name="MP1"><draw:path text:anchor-type="paragraph" draw:z-index="36" draw:name="Fond_Num_Serie_Im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20" draw:name="Fond_Num_Page_Impair_Numerique_2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line text:anchor-type="paragraph" draw:z-index="37" draw:name="Ligne_Entete_Impair_Numerique_2col" draw:style-name="Mgr4" draw:text-style-name="MP4" svg:x1="16.023cm" svg:y1="0.36cm" svg:x2="20.496cm" svg:y2="0.36cm"><text:p/></draw:line><draw:line text:anchor-type="paragraph" draw:z-index="38" draw:name="Ligne_Verticale_Impair_Numerique_2col" draw:style-name="Mgr4" draw:text-style-name="MP4" svg:x1="9.477cm" svg:y1="2.007cm" svg:x2="9.477cm" svg:y2="27.044cm"><text:p/></draw:line><draw:frame text:anchor-type="paragraph" draw:z-index="39" draw:name="Num_Serie_Impair_Numerique_2col" draw:style-name="Mgr5" draw:text-style-name="MP5" svg:width="2.703cm" svg:height="0.715cm" draw:transform="rotate (0.0872664625997165) translate (-0.172861111111111cm 0.218722222222222cm)"><draw:text-box><text:p text:style-name="MP4"><text:span text:style-name="MT1">Série 6</text:span></text:p></draw:text-box></draw:frame>Développer</text:p>
      </style:header>
      <style:header-left>
        <text:p text:style-name="MP6"><draw:g text:anchor-type="paragraph" draw:z-index="21" draw:name="Fond_Num_Page_Pair_Numerique_2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path text:anchor-type="paragraph" draw:z-index="41" draw:name="Fond_Num_Serie_Pair_Numerique_2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42" draw:name="Num_Serie_Pair_Numerique_2col" draw:style-name="Mgr5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43" draw:name="Ligne_Entete_Pair_Numerique_2col" draw:style-name="Mgr4" draw:text-style-name="MP4" svg:x1="16.023cm" svg:y1="0.36cm" svg:x2="20.496cm" svg:y2="0.36cm"><text:p/></draw:line><draw:line text:anchor-type="paragraph" draw:z-index="44" draw:name="Ligne_Verticale_Pair_Numerique_2col" draw:style-name="Mgr4" draw:text-style-name="MP4" svg:x1="9.477cm" svg:y1="2.007cm" svg:x2="9.477cm" svg:y2="27.044cm"><text:p/></draw:line>À compléter</text:p>
      </style:header-left>
      <style:footer>
        <text:h text:style-name="_5f_Footer_20_page_20_impaire_20__28_D_29_" text:outline-level="1"><draw:frame draw:style-name="Mfr1" draw:name="Cadre_Pied_Impair_Numerique_2col" text:anchor-type="paragraph" svg:x="12.666cm" svg:y="-0.088cm" draw:z-index="40"><draw:text-box fo:min-height="0.499cm" fo:min-width="5.126cm"><text:h text:style-name="MP7" text:outline-level="1">Priorités opératoires</text:h></draw:text-box></draw:frame><text:s text:c="2"/><text:span text:style-name="_5f_Caractères_5f_gras_5f_Blanc"><text:page-number text:select-page="current">1</text:page-number></text:span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0"><draw:text-box fo:min-height="0.52cm" fo:min-width="6.994cm"><text:h text:style-name="MP8" text:outline-level="1">À compléter</text:h></draw:text-box></draw:frame><text:span text:style-name="_5f_Caractères_5f_gras_5f_Blanc"><text:page-number text:select-page="current">2</text:page-number></text:span><text:s/></text:h>
      </style:footer-left>
    </style:master-page>
    <style:master-page style:name="Endnote" style:page-layout-name="Mpm4" draw:style-name="Mdp2"/>
    <style:master-page style:name="HTML" style:page-layout-name="Mpm5" draw:style-name="Mdp2"/>
    <style:master-page style:name="Right_20_Page" style:display-name="Right Page" style:page-layout-name="Mpm6" draw:style-name="Mdp2"/>
    <style:master-page style:name="Left_20_Page" style:display-name="Left Page" style:page-layout-name="Mpm7" draw:style-name="Mdp2" style:next-style-name="Right_20_Page"/>
    <style:master-page style:name="First_20_Page" style:display-name="First Page" style:page-layout-name="Mpm8" draw:style-name="Mdp2" style:next-style-name="Standard"/>
    <style:master-page style:name="Envelope" style:page-layout-name="Mpm9" draw:style-name="Mdp2"/>
    <style:master-page style:name="Index" style:page-layout-name="Mpm8" draw:style-name="Mdp2"/>
    <style:master-page style:name="Footnote" style:page-layout-name="Mpm10" draw:style-name="Mdp2"/>
    <style:master-page style:name="SERIE_5f_GEOMETRIE_5f_1COL" style:display-name="SERIE_GEOMETRIE_1COL" style:page-layout-name="Mpm11" draw:style-name="Mdp1">
      <style:header>
        <text:p text:style-name="MP9"><draw:path text:anchor-type="paragraph" draw:z-index="30" draw:name="Fond_Num_Serie_Impair_Geometrie_1col" draw:style-name="Mgr6" draw:text-style-name="MP10" svg:width="4.329cm" svg:height="2.24cm" svg:x="-1.499cm" svg:y="-1cm" svg:viewBox="0 0 4330 2241" svg:d="M0 2241l3984-288c209-15 363-168 345-342l-170-1611h-4159z"><text:p/></draw:path><draw:frame text:anchor-type="paragraph" draw:z-index="31" draw:name="Num_Serie_Impair_Geometrique_1col" draw:style-name="Mgr5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32" draw:name="Ligne_Entete_Im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11"><draw:path text:anchor-type="paragraph" draw:z-index="33" draw:name="Fond_Num_Serie_Pair_Geometrie_1col" draw:style-name="Mgr6" draw:text-style-name="MP10" svg:width="4.329cm" svg:height="2.24cm" svg:x="-1.499cm" svg:y="-1cm" svg:viewBox="0 0 4330 2241" svg:d="M0 2241l3984-288c209-15 363-168 345-342l-170-1611h-4159z"><text:p/></draw:path><draw:frame text:anchor-type="paragraph" draw:z-index="34" draw:name="Num_Serie_Pair_Geometrique_1col" draw:style-name="Mgr5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35" draw:name="Ligne_Entete_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12" text:outline-level="1"><draw:g text:anchor-type="paragraph" draw:z-index="18" draw:name="Fond_Num_Page_Impair_Geometrie_1col" draw:style-name="Mgr2"><draw:path draw:style-name="Mgr8" draw:text-style-name="MP13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que_1col" text:anchor-type="paragraph" svg:x="12.534cm" svg:y="-0.088cm" draw:z-index="0"><draw:text-box fo:min-height="0.499cm" fo:min-width="5.126cm"><text:h text:style-name="MP14" text:outline-level="1">À compléter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15" text:outline-level="1"><draw:g text:anchor-type="paragraph" draw:z-index="19" draw:name="Fond_Num_Page_Pair_Geometrie_1col" draw:style-name="Mgr2"><draw:path draw:style-name="Mgr8" draw:text-style-name="MP13" svg:width="0.855cm" svg:height="1.172cm" svg:x="-0.272cm" svg:y="27.525cm" svg:viewBox="0 0 856 1173" svg:d="M856 1173h-856v-991c0-100 79-182 175-182h505c97 0 176 82 176 182z"><text:p/></draw:path></draw:g><draw:frame draw:style-name="Mfr1" draw:name="Cadre_Pied_Pair_Geometrique_1col" text:anchor-type="paragraph" svg:x="1.178cm" svg:y="-0.012cm" draw:z-index="0"><draw:text-box fo:min-height="0.482cm" fo:min-width="6.994cm"><text:h text:style-name="MP8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3" draw:style-name="Mdp1">
      <style:header>
        <text:p text:style-name="MP16"><draw:path text:anchor-type="paragraph" draw:z-index="24" draw:name="Fond_Num_Serie_Impair_Geometrie_2col" draw:style-name="Mgr6" draw:text-style-name="MP10" svg:width="4.329cm" svg:height="2.24cm" svg:x="-1.499cm" svg:y="-1cm" svg:viewBox="0 0 4330 2241" svg:d="M0 2241l3984-288c209-15 363-168 345-342l-170-1611h-4159z"><text:p/></draw:path><draw:frame text:anchor-type="paragraph" draw:z-index="25" draw:name="Num_Serie_Impair_Geometrique_2col" draw:style-name="Mgr5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26" draw:name="Ligne_Entete_Im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17"><draw:path text:anchor-type="paragraph" draw:z-index="27" draw:name="Fond_Num_Serie_Pair_Geometrie_2col" draw:style-name="Mgr6" draw:text-style-name="MP10" svg:width="4.329cm" svg:height="2.24cm" svg:x="-1.499cm" svg:y="-1cm" svg:viewBox="0 0 4330 2241" svg:d="M0 2241l3984-288c209-15 363-168 345-342l-170-1611h-4159z"><text:p/></draw:path><draw:frame text:anchor-type="paragraph" draw:z-index="28" draw:name="Num_Serie_Pair_Geometrique_2col" draw:style-name="Mgr5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29" draw:name="Ligne_Entete_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18" text:outline-level="1"><draw:g text:anchor-type="paragraph" draw:z-index="16" draw:name="Fond_Num_Page_Impair_Geometrie_2col" draw:style-name="Mgr2"><draw:path draw:style-name="Mgr8" draw:text-style-name="MP13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e_2col" text:anchor-type="paragraph" svg:x="12.587cm" svg:y="-0.088cm" draw:z-index="0"><draw:text-box fo:min-height="0.499cm" fo:min-width="5.126cm"><text:h text:style-name="MP14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9" text:outline-level="1"><draw:g text:anchor-type="paragraph" draw:z-index="17" draw:name="Fond_Num_Page_Pair_Geometrie_2col" draw:style-name="Mgr2"><draw:path draw:style-name="Mgr8" draw:text-style-name="MP13" svg:width="0.855cm" svg:height="1.172cm" svg:x="-0.272cm" svg:y="27.525cm" svg:viewBox="0 0 856 1173" svg:d="M856 1173h-856v-991c0-100 79-182 175-182h505c97 0 176 82 176 182z"><text:p/></draw:path></draw:g><draw:frame draw:style-name="Mfr1" draw:name="Cadre_Pied_Pair_Geometrie_2col" text:anchor-type="paragraph" svg:x="1.231cm" svg:y="-0.021cm" draw:z-index="0"><draw:text-box fo:min-height="0.425cm" fo:min-width="6.994cm"><text:h text:style-name="MP8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NUMERIQUE_5f_1COL" style:display-name="SERIE_NUMERIQUE_1COL" style:page-layout-name="Mpm11" draw:style-name="Mdp1">
      <style:header>
        <text:p text:style-name="MP20"><draw:path text:anchor-type="paragraph" draw:z-index="96" draw:name="Fond_Num_Serie_Impair_Numerique_1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97" draw:name="Num_Serie_Impair_Numerique_1col" draw:style-name="Mgr5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98" draw:name="Ligne_Entete_Impair_Numerique_1col" draw:style-name="Mgr4" draw:text-style-name="MP4" svg:x1="16.023cm" svg:y1="0.36cm" svg:x2="20.496cm" svg:y2="0.36cm"><text:p/></draw:line><text:span text:style-name="MT4">À </text:span><text:span text:style-name="MT5">compléter</text:span></text:p>
      </style:header>
      <style:header-left>
        <text:p text:style-name="MP21"><draw:path text:anchor-type="paragraph" draw:z-index="99" draw:name="Fond_Num_Serie_Pair_Numerique_1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22" draw:name="Num_Serie_Pair_Numerique_1col" draw:style-name="Mgr5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23" draw:name="Ligne_Entete_Pair_Numerique_1col" draw:style-name="Mgr4" draw:text-style-name="MP4" svg:x1="16.023cm" svg:y1="0.36cm" svg:x2="20.496cm" svg:y2="0.36cm"><text:p/></draw:line><text:span text:style-name="MT4">À </text:span><text:span text:style-name="MT5">compléter</text:span></text:p>
      </style:header-left>
      <style:footer>
        <text:h text:style-name="MP12" text:outline-level="1"><draw:g text:anchor-type="paragraph" draw:z-index="14" draw:name="Fond_Num_Page_Impair_Numerique_1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draw:style-name="Mfr1" draw:name="Cadre_Pied_Impair_Numerique_1col" text:anchor-type="paragraph" svg:x="12.561cm" svg:y="-0.088cm" draw:z-index="0"><draw:text-box fo:min-height="0.499cm" fo:min-width="5.126cm"><text:h text:style-name="MP14" text:outline-level="1">À compléter</text:h></draw:text-box></draw:frame><text:s/><text:span text:style-name="_5f_Caractères_5f_gras_5f_Blanc"><text:page-number text:select-page="current">0</text:page-number></text:span></text:h>
      </style:footer>
      <style:footer-left>
        <text:h text:style-name="MP15" text:outline-level="1"><draw:g text:anchor-type="paragraph" draw:z-index="15" draw:name="Fond_Num_Page_Pair_Numerique_1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draw:style-name="Mfr1" draw:name="Cadre_Pied_Pair_Numerique_1col" text:anchor-type="paragraph" svg:x="1.178cm" svg:y="-0.012cm" draw:z-index="0"><draw:text-box fo:min-height="0.48cm" fo:min-width="6.994cm"><text:h text:style-name="MP8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1COL" style:display-name="SERIE_GESTION_DE_DONNEES_1COL" style:page-layout-name="Mpm12" draw:style-name="Mdp1">
      <style:header>
        <text:p text:style-name="MP22"><draw:path text:anchor-type="paragraph" draw:z-index="90" draw:name="Fond_Num_Serie_Impair_Donnees_1col" draw:style-name="Mgr9" draw:text-style-name="MP23" svg:width="4.329cm" svg:height="2.24cm" svg:x="-1.499cm" svg:y="-1cm" svg:viewBox="0 0 4330 2241" svg:d="M0 2241l3984-288c209-15 363-168 345-342l-170-1611h-4159z"><text:p/></draw:path><draw:frame text:anchor-type="paragraph" draw:z-index="91" draw:name="Num_Serie_Impair_Donnees_1col" draw:style-name="Mgr5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92" draw:name="Ligne_Entete_Impair_Donnees_1col" draw:style-name="Mgr10" draw:text-style-name="MP4" svg:x1="16.023cm" svg:y1="0.36cm" svg:x2="20.496cm" svg:y2="0.36cm"><text:p/></draw:line>À compléter</text:p>
      </style:header>
      <style:header-left>
        <text:p text:style-name="MP24"><draw:path text:anchor-type="paragraph" draw:z-index="93" draw:name="Fond_Num_Serie_Pair_Donnees_1col" draw:style-name="Mgr9" draw:text-style-name="MP23" svg:width="4.329cm" svg:height="2.24cm" svg:x="-1.499cm" svg:y="-1cm" svg:viewBox="0 0 4330 2241" svg:d="M0 2241l3984-288c209-15 363-168 345-342l-170-1611h-4159z"><text:p/></draw:path><draw:frame text:anchor-type="paragraph" draw:z-index="94" draw:name="Num_Serie_Pair_Donnees_1col" draw:style-name="Mgr5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95" draw:name="Ligne_Entete_Pair_Donnees_1col" draw:style-name="Mgr10" draw:text-style-name="MP4" svg:x1="16.023cm" svg:y1="0.36cm" svg:x2="20.496cm" svg:y2="0.36cm"><text:p/></draw:line><text:span text:style-name="_5f_Caractères"><text:span text:style-name="MT6">À compléter</text:span></text:span></text:p>
      </style:header-left>
      <style:footer>
        <text:h text:style-name="MP25" text:outline-level="1"><draw:frame draw:style-name="Mfr1" draw:name="Cadre_Pied_Impair_Donnees_1col" text:anchor-type="paragraph" svg:x="12.428cm" svg:y="-0.088cm" draw:z-index="0"><draw:text-box fo:min-height="0.499cm" fo:min-width="5.126cm"><text:h text:style-name="MP14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6" text:outline-level="1"><draw:frame draw:style-name="Mfr1" draw:name="Cadre_Pied_Pair_Donnees_1col" text:anchor-type="paragraph" svg:x="1.178cm" svg:y="-0.145cm" draw:z-index="0"><draw:text-box fo:min-height="0.536cm" fo:min-width="6.994cm"><text:h text:style-name="MP8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CLR_5f_9d0f89_5f_2COL" style:display-name="SERIE_GESTION_DE_DONNEES_CLR_9d0f89_2COL" style:page-layout-name="Mpm3" draw:style-name="Mdp1">
      <style:header>
        <text:p text:style-name="MP27"><draw:path text:anchor-type="paragraph" draw:z-index="84" draw:name="Fond_Num_Serie_Impair_Donnees_2col" draw:style-name="Mgr9" draw:text-style-name="MP23" svg:width="4.329cm" svg:height="2.24cm" svg:x="-1.499cm" svg:y="-1cm" svg:viewBox="0 0 4330 2241" svg:d="M0 2241l3984-288c209-15 363-168 345-342l-170-1611h-4159z"><text:p/></draw:path><draw:frame text:anchor-type="paragraph" draw:z-index="85" draw:name="Num_Serie_Impair_Donnees_2col" draw:style-name="Mgr5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6" draw:name="Ligne_Entete_Impair_Donnees_2col" draw:style-name="Mgr10" draw:text-style-name="MP4" svg:x1="16.023cm" svg:y1="0.36cm" svg:x2="20.496cm" svg:y2="0.36cm"><text:p/></draw:line>À compléter</text:p>
      </style:header>
      <style:header-left>
        <text:p text:style-name="MP28"><draw:path text:anchor-type="paragraph" draw:z-index="87" draw:name="Fond_Num_Serie_Pair_Donnees_2col" draw:style-name="Mgr9" draw:text-style-name="MP23" svg:width="4.329cm" svg:height="2.24cm" svg:x="-1.499cm" svg:y="-1cm" svg:viewBox="0 0 4330 2241" svg:d="M0 2241l3984-288c209-15 363-168 345-342l-170-1611h-4159z"><text:p/></draw:path><draw:frame text:anchor-type="paragraph" draw:z-index="88" draw:name="Num_Serie_Pair_Donnees_2col" draw:style-name="Mgr5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9" draw:name="Ligne_Entete_Pair_Donnees_2col" draw:style-name="Mgr10" draw:text-style-name="MP4" svg:x1="16.023cm" svg:y1="0.36cm" svg:x2="20.496cm" svg:y2="0.36cm"><text:p/></draw:line>À compléter</text:p>
      </style:header-left>
      <style:footer>
        <text:h text:style-name="MP29" text:outline-level="1"><draw:g text:anchor-type="paragraph" draw:z-index="12" draw:name="Fond_Num_Page_Impair_Donnees_2col" draw:style-name="Mgr2"><draw:path draw:style-name="Mgr11" draw:text-style-name="MP30" svg:width="0.855cm" svg:height="1.172cm" svg:x="18.459cm" svg:y="27.525cm" svg:viewBox="0 0 856 1173" svg:d="M856 1173h-856v-991c0-100 79-182 175-182h505c97 0 176 82 176 182z"><text:p/></draw:path></draw:g><draw:frame draw:style-name="Mfr1" draw:name="Cadre_Pied_Impair_Donnees_2col" text:anchor-type="paragraph" svg:x="12.428cm" svg:y="-0.088cm" draw:z-index="0"><draw:text-box fo:min-height="0.499cm" fo:min-width="5.126cm"><text:h text:style-name="MP14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1" text:outline-level="1"><draw:g text:anchor-type="paragraph" draw:z-index="13" draw:name="Fond_Num_Page_Pair_Donnees_2col" draw:style-name="Mgr2"><draw:path draw:style-name="Mgr11" draw:text-style-name="MP30" svg:width="0.855cm" svg:height="1.172cm" svg:x="-0.272cm" svg:y="27.525cm" svg:viewBox="0 0 856 1173" svg:d="M856 1173h-856v-991c0-100 79-182 175-182h505c97 0 176 82 176 182z"><text:p/></draw:path></draw:g><draw:frame draw:style-name="Mfr1" draw:name="Cadre_Pied_Pair_Donnees_2col" text:anchor-type="paragraph" svg:x="1.178cm" svg:y="-0.145cm" draw:z-index="0"><draw:text-box fo:min-height="0.536cm" fo:min-width="6.994cm"><text:h text:style-name="MP8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32"><draw:path text:anchor-type="paragraph" draw:z-index="78" draw:name="Fond_Num_Serie_Impair_Mesures_1col" draw:style-name="Mgr12" draw:text-style-name="MP33" svg:width="4.329cm" svg:height="2.24cm" svg:x="-1.499cm" svg:y="-1cm" svg:viewBox="0 0 4330 2241" svg:d="M0 2241l3984-288c209-15 363-168 345-342l-170-1611h-4159z"><text:p/></draw:path><draw:frame text:anchor-type="paragraph" draw:z-index="79" draw:name="Num_Serie_Impair_Mesures_1col" draw:style-name="Mgr5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0" draw:name="Ligne_Entete_Impair_Mesures_1col" draw:style-name="Mgr13" draw:text-style-name="MP4" svg:x1="16.023cm" svg:y1="0.36cm" svg:x2="20.496cm" svg:y2="0.36cm"><text:p/></draw:line><text:span text:style-name="MT7">À </text:span><text:span text:style-name="MT8">compléter</text:span></text:p>
      </style:header>
      <style:header-left>
        <text:p text:style-name="MP34"><draw:path text:anchor-type="paragraph" draw:z-index="81" draw:name="Fond_Num_Serie_Pair_Mesures_1col" draw:style-name="Mgr12" draw:text-style-name="MP33" svg:width="4.329cm" svg:height="2.24cm" svg:x="-1.499cm" svg:y="-1cm" svg:viewBox="0 0 4330 2241" svg:d="M0 2241l3984-288c209-15 363-168 345-342l-170-1611h-4159z"><text:p/></draw:path><draw:frame text:anchor-type="paragraph" draw:z-index="82" draw:name="Num_Serie_Pair_Mesures_1col" draw:style-name="Mgr5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3" draw:name="Ligne_Entete_Pair_Mesures_1col" draw:style-name="Mgr13" draw:text-style-name="MP4" svg:x1="16.023cm" svg:y1="0.36cm" svg:x2="20.496cm" svg:y2="0.36cm"><text:p/></draw:line><text:span text:style-name="MT9">À </text:span><text:span text:style-name="MT8">compléter</text:span></text:p>
      </style:header-left>
      <style:footer>
        <text:h text:style-name="MP35" text:outline-level="1"><draw:g text:anchor-type="paragraph" draw:z-index="10" draw:name="Fond_Num_Page_Impair_Mesures_1col" draw:style-name="Mgr2"><draw:path draw:style-name="Mgr14" draw:text-style-name="MP36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1col" text:anchor-type="paragraph" svg:x="12.428cm" svg:y="-0.088cm" draw:z-index="0"><draw:text-box fo:min-height="0.499cm" fo:min-width="5.126cm"><text:h text:style-name="MP14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7" text:outline-level="1"><draw:g text:anchor-type="paragraph" draw:z-index="11" draw:name="Fond_Num_Page_Pair_Mesures_1col" draw:style-name="Mgr2"><draw:path draw:style-name="Mgr14" draw:text-style-name="MP36" svg:width="0.855cm" svg:height="1.172cm" svg:x="-0.272cm" svg:y="27.525cm" svg:viewBox="0 0 856 1173" svg:d="M856 1173h-856v-991c0-100 79-182 175-182h505c97 0 176 82 176 182z"><text:p/></draw:path></draw:g><draw:frame draw:style-name="Mfr1" draw:name="Cadre_Pied_Pair_Mesures_1col" text:anchor-type="paragraph" svg:x="1.178cm" svg:y="-0.145cm" draw:z-index="0"><draw:text-box fo:min-height="0.536cm" fo:min-width="6.994cm"><text:h text:style-name="MP8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CLR_5f_7fb241_5f_2COL" style:display-name="SERIE_MESURES_CLR_7fb241_2COL" style:page-layout-name="Mpm3" draw:style-name="Mdp1">
      <style:header>
        <text:p text:style-name="MP38"><draw:path text:anchor-type="paragraph" draw:z-index="72" draw:name="Fond_Num_Serie_Impair_Mesures_2col" draw:style-name="Mgr12" draw:text-style-name="MP33" svg:width="4.329cm" svg:height="2.24cm" svg:x="-1.499cm" svg:y="-1cm" svg:viewBox="0 0 4330 2241" svg:d="M0 2241l3984-288c209-15 363-168 345-342l-170-1611h-4159z"><text:p/></draw:path><draw:frame text:anchor-type="paragraph" draw:z-index="73" draw:name="Num_Serie_Impair_Mesures_2col" draw:style-name="Mgr5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74" draw:name="Ligne_Entete_Impair_Mesures_2col" draw:style-name="Mgr13" draw:text-style-name="MP4" svg:x1="16.023cm" svg:y1="0.36cm" svg:x2="20.496cm" svg:y2="0.36cm"><text:p/></draw:line><text:span text:style-name="MT9">À </text:span><text:span text:style-name="MT8">compléter</text:span></text:p>
      </style:header>
      <style:header-left>
        <text:p text:style-name="MP38"><draw:path text:anchor-type="paragraph" draw:z-index="75" draw:name="Fond_Num_Serie_Pair_Mesures_2col" draw:style-name="Mgr12" draw:text-style-name="MP33" svg:width="4.329cm" svg:height="2.24cm" svg:x="-1.499cm" svg:y="-1cm" svg:viewBox="0 0 4330 2241" svg:d="M0 2241l3984-288c209-15 363-168 345-342l-170-1611h-4159z"><text:p/></draw:path><draw:frame text:anchor-type="paragraph" draw:z-index="76" draw:name="Num_Serie_Pair_Mesures_2col" draw:style-name="Mgr5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77" draw:name="Ligne_Entete_Pair_Mesures_2col" draw:style-name="Mgr13" draw:text-style-name="MP4" svg:x1="16.023cm" svg:y1="0.36cm" svg:x2="20.496cm" svg:y2="0.36cm"><text:p/></draw:line><text:span text:style-name="MT7">À </text:span><text:span text:style-name="MT8">compléter</text:span></text:p>
      </style:header-left>
      <style:footer>
        <text:h text:style-name="MP35" text:outline-level="1"><draw:g text:anchor-type="paragraph" draw:z-index="8" draw:name="Fond_Num_Page_Impair_Mesures_2col" draw:style-name="Mgr2"><draw:path draw:style-name="Mgr14" draw:text-style-name="MP36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2col" text:anchor-type="paragraph" svg:x="12.428cm" svg:y="-0.088cm" draw:z-index="0"><draw:text-box fo:min-height="0.499cm" fo:min-width="5.126cm"><text:h text:style-name="MP14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7" text:outline-level="1"><draw:g text:anchor-type="paragraph" draw:z-index="9" draw:name="Fond_Num_Page_Pair_Mesures_2col" draw:style-name="Mgr2"><draw:path draw:style-name="Mgr14" draw:text-style-name="MP36" svg:width="0.855cm" svg:height="1.172cm" svg:x="-0.272cm" svg:y="27.525cm" svg:viewBox="0 0 856 1173" svg:d="M856 1173h-856v-991c0-100 79-182 175-182h505c97 0 176 82 176 182z"><text:p/></draw:path></draw:g><draw:frame draw:style-name="Mfr1" draw:name="Cadre_Pied_Pair_Mesures_2col" text:anchor-type="paragraph" svg:x="1.178cm" svg:y="-0.145cm" draw:z-index="0"><draw:text-box fo:min-height="0.536cm" fo:min-width="6.994cm"><text:h text:style-name="MP8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CLR_5f_d62e4e_5f_2COL" style:display-name="SERIE_PROBLEMES_CLR_d62e4e_2COL" style:page-layout-name="Mpm3" draw:style-name="Mdp1">
      <style:header>
        <text:p text:style-name="MP39"><draw:path text:anchor-type="paragraph" draw:z-index="63" draw:name="Fond_Num_Serie_Impair_Problemes_2col" draw:style-name="Mgr15" draw:text-style-name="MP40" svg:width="4.329cm" svg:height="2.24cm" svg:x="-1.499cm" svg:y="-1cm" svg:viewBox="0 0 4330 2241" svg:d="M0 2241l3984-288c209-15 363-168 345-342l-170-1611h-4159z"><text:p/></draw:path><draw:frame text:anchor-type="paragraph" draw:z-index="64" draw:name="Num_Serie_Impair_Problemes_2col" draw:style-name="Mgr5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65" draw:name="Ligne_Entete_Impair_Problemes_2col" draw:style-name="Mgr16" draw:text-style-name="MP4" svg:x1="16.023cm" svg:y1="0.36cm" svg:x2="20.496cm" svg:y2="0.36cm"><text:p/></draw:line>À compléter</text:p>
      </style:header>
      <style:header-left>
        <text:p text:style-name="MP39"><draw:path text:anchor-type="paragraph" draw:z-index="66" draw:name="Fond_Num_Serie_Pair_Problemes_2col" draw:style-name="Mgr15" draw:text-style-name="MP40" svg:width="4.329cm" svg:height="2.24cm" svg:x="-1.499cm" svg:y="-1cm" svg:viewBox="0 0 4330 2241" svg:d="M0 2241l3984-288c209-15 363-168 345-342l-170-1611h-4159z"><text:p/></draw:path><draw:frame text:anchor-type="paragraph" draw:z-index="70" draw:name="Num_Serie_Pair_Problemes_2col" draw:style-name="Mgr5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71" draw:name="Ligne_Entete_Pair_Problemes_2col 1" draw:style-name="Mgr16" draw:text-style-name="MP4" svg:x1="16.023cm" svg:y1="0.36cm" svg:x2="20.496cm" svg:y2="0.36cm"><text:p/></draw:line>À compléter</text:p>
      </style:header-left>
      <style:footer>
        <text:h text:style-name="MP41" text:outline-level="1"><draw:g text:anchor-type="paragraph" draw:z-index="6" draw:name="Fond_Num_Page_Impair_Problemes_2col" draw:style-name="Mgr2"><draw:path draw:style-name="Mgr17" draw:text-style-name="MP42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2col" text:anchor-type="paragraph" svg:x="12.428cm" svg:y="-0.088cm" draw:z-index="0"><draw:text-box fo:min-height="0.499cm" fo:min-width="5.126cm"><text:h text:style-name="MP14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3" text:outline-level="1"><draw:g text:anchor-type="paragraph" draw:z-index="7" draw:name="Fond_Num_Page_Pair_Problemes_2col" draw:style-name="Mgr2"><draw:path draw:style-name="Mgr17" draw:text-style-name="MP42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2col" text:anchor-type="paragraph" svg:x="1.178cm" svg:y="-0.145cm" draw:z-index="0"><draw:text-box fo:min-height="0.536cm" fo:min-width="6.994cm"><text:h text:style-name="MP8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1COL" style:display-name="SERIE_PROBLEMES_1COL" style:page-layout-name="Mpm11" draw:style-name="Mdp1">
      <style:header>
        <text:p text:style-name="_5f_Header_20_P_20_page_20_impaire_20__28_D_29_"><draw:path text:anchor-type="paragraph" draw:z-index="57" draw:name="Fond_Num_Serie_Impair_Problemes_1col" draw:style-name="Mgr15" draw:text-style-name="MP40" svg:width="4.329cm" svg:height="2.24cm" svg:x="-1.499cm" svg:y="-1cm" svg:viewBox="0 0 4330 2241" svg:d="M0 2241l3984-288c209-15 363-168 345-342l-170-1611h-4159z"><text:p/></draw:path><draw:frame text:anchor-type="paragraph" draw:z-index="58" draw:name="Num_Serie_Impair_Problemes_1col" draw:style-name="Mgr5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9" draw:name="Ligne_Entete_Impair_Problemes_1col" draw:style-name="Mgr16" draw:text-style-name="MP4" svg:x1="16.023cm" svg:y1="0.36cm" svg:x2="20.496cm" svg:y2="0.36cm"><text:p/></draw:line>À compléter</text:p>
      </style:header>
      <style:header-left>
        <text:p text:style-name="MP44"><draw:path text:anchor-type="paragraph" draw:z-index="60" draw:name="Fond_Num_Serie_Pair_Problemes_1col" draw:style-name="Mgr15" draw:text-style-name="MP40" svg:width="4.329cm" svg:height="2.24cm" svg:x="-1.499cm" svg:y="-1cm" svg:viewBox="0 0 4330 2241" svg:d="M0 2241l3984-288c209-15 363-168 345-342l-170-1611h-4159z"><text:p/></draw:path><draw:frame text:anchor-type="paragraph" draw:z-index="61" draw:name="Num_Serie_Pair_Problemes_1col" draw:style-name="Mgr5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62" draw:name="Ligne_Entete_Pair_Problemes_1col" draw:style-name="Mgr16" draw:text-style-name="MP4" svg:x1="16.023cm" svg:y1="0.36cm" svg:x2="20.496cm" svg:y2="0.36cm"><text:p/></draw:line>À compléter</text:p>
      </style:header-left>
      <style:footer>
        <text:h text:style-name="MP45" text:outline-level="1"><draw:g text:anchor-type="paragraph" draw:z-index="4" draw:name="Fond_Num_Page_Impair_Problemes_1col" draw:style-name="Mgr2"><draw:path draw:style-name="Mgr17" draw:text-style-name="MP42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1col" text:anchor-type="paragraph" svg:x="12.428cm" svg:y="-0.088cm" draw:z-index="0"><draw:text-box fo:min-height="0.499cm" fo:min-width="5.126cm"><text:h text:style-name="MP14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3" text:outline-level="1"><draw:g text:anchor-type="paragraph" draw:z-index="5" draw:name="Fond_Num_Page_Pair_Problemes_1col" draw:style-name="Mgr2"><draw:path draw:style-name="Mgr17" draw:text-style-name="MP42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1col" text:anchor-type="paragraph" svg:x="1.178cm" svg:y="-0.145cm" draw:z-index="0"><draw:text-box fo:min-height="0.536cm" fo:min-width="6.994cm"><text:h text:style-name="MP8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CLR_5f_f99e06_5f_2COL" style:display-name="SERIE_PROGRAMMATION_CLR_f99e06_2COL" style:page-layout-name="Mpm13" draw:style-name="Mdp2">
      <style:header>
        <text:p text:style-name="MP46"><draw:line text:anchor-type="paragraph" draw:z-index="45" draw:name="Ligne_Entete_Impair_Programmation_2col" draw:style-name="Mgr18" draw:text-style-name="MP4" svg:x1="16.023cm" svg:y1="0.36cm" svg:x2="20.496cm" svg:y2="0.36cm"><text:p/></draw:line><draw:path text:anchor-type="paragraph" draw:z-index="46" draw:name="Fond_Num_Serie_Impair_Programmation_2col" draw:style-name="Mgr19" draw:text-style-name="MP47" svg:width="4.329cm" svg:height="2.24cm" svg:x="-1.499cm" svg:y="-1cm" svg:viewBox="0 0 4330 2241" svg:d="M0 2241l3984-288c209-15 363-168 345-342l-170-1611h-4159z"><text:p/></draw:path><draw:frame text:anchor-type="paragraph" draw:z-index="47" draw:name="Num_Serie_Impair_Programmation_2col" draw:style-name="Mgr5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>
      <style:header-left>
        <text:p text:style-name="MP46"><draw:line text:anchor-type="paragraph" draw:z-index="48" draw:name="Ligne_Entete_Pair_Programmation_2col" draw:style-name="Mgr18" draw:text-style-name="MP4" svg:x1="16.023cm" svg:y1="0.36cm" svg:x2="20.496cm" svg:y2="0.36cm"><text:p/></draw:line><draw:path text:anchor-type="paragraph" draw:z-index="49" draw:name="Fond_Num_Serie_Pair_Programmation_2col" draw:style-name="Mgr19" draw:text-style-name="MP47" svg:width="4.329cm" svg:height="2.24cm" svg:x="-1.499cm" svg:y="-1cm" svg:viewBox="0 0 4330 2241" svg:d="M0 2241l3984-288c209-15 363-168 345-342l-170-1611h-4159z"><text:p/></draw:path><draw:frame text:anchor-type="paragraph" draw:z-index="50" draw:name="Num_Serie_Pair_Programmation_2col" draw:style-name="Mgr5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-left>
      <style:footer>
        <text:h text:style-name="MP48" text:outline-level="1"><draw:g text:anchor-type="paragraph" draw:z-index="0" draw:name="Fond_Num_Page_Impair_Programmation_2col" draw:style-name="Mgr2"><draw:path draw:style-name="Mgr20" draw:text-style-name="MP49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2col" text:anchor-type="paragraph" svg:x="12.428cm" svg:y="-0.088cm" draw:z-index="0"><draw:text-box fo:min-height="0.499cm" fo:min-width="5.126cm"><text:h text:style-name="MP14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50" text:outline-level="1"><draw:g text:anchor-type="paragraph" draw:z-index="1" draw:name="Fond_Num_Page_Pair_Programmation_2col" draw:style-name="Mgr2"><draw:path draw:style-name="Mgr20" draw:text-style-name="MP49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2col" text:anchor-type="paragraph" svg:x="1.178cm" svg:y="-0.145cm" draw:z-index="0"><draw:text-box fo:min-height="0.536cm" fo:min-width="6.994cm"><text:h text:style-name="MP8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1COL" style:display-name="SERIE_PROGRAMMATION_1COL" style:page-layout-name="Mpm14" draw:style-name="Mdp2">
      <style:header>
        <text:p text:style-name="MP51"><draw:line text:anchor-type="paragraph" draw:z-index="51" draw:name="Ligne_Entete_Impair_Programmation_1col" draw:style-name="Mgr18" draw:text-style-name="MP4" svg:x1="16.023cm" svg:y1="0.36cm" svg:x2="20.496cm" svg:y2="0.36cm"><text:p/></draw:line><draw:path text:anchor-type="paragraph" draw:z-index="52" draw:name="Fond_Num_Serie_Impair_Programmation_1col" draw:style-name="Mgr19" draw:text-style-name="MP47" svg:width="4.329cm" svg:height="2.24cm" svg:x="-1.499cm" svg:y="-1cm" svg:viewBox="0 0 4330 2241" svg:d="M0 2241l3984-288c209-15 363-168 345-342l-170-1611h-4159z"><text:p/></draw:path><draw:frame text:anchor-type="paragraph" draw:z-index="53" draw:name="Num_Serie_Impair_Programmatiob_1col" draw:style-name="Mgr5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>
      <style:header-left>
        <text:p text:style-name="MP51"><draw:line text:anchor-type="paragraph" draw:z-index="54" draw:name="Ligne_Entete_Pair_Programmation_1col" draw:style-name="Mgr18" draw:text-style-name="MP4" svg:x1="16.023cm" svg:y1="0.36cm" svg:x2="20.496cm" svg:y2="0.36cm"><text:p/></draw:line><draw:path text:anchor-type="paragraph" draw:z-index="55" draw:name="Fond_Num_Serie_Pair_Programmation_1col" draw:style-name="Mgr19" draw:text-style-name="MP47" svg:width="4.329cm" svg:height="2.24cm" svg:x="-1.499cm" svg:y="-1cm" svg:viewBox="0 0 4330 2241" svg:d="M0 2241l3984-288c209-15 363-168 345-342l-170-1611h-4159z"><text:p/></draw:path><draw:frame text:anchor-type="paragraph" draw:z-index="56" draw:name="Num_Serie_Pair_Programmation_1col" draw:style-name="Mgr5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-left>
      <style:footer>
        <text:h text:style-name="MP48" text:outline-level="1"><draw:g text:anchor-type="paragraph" draw:z-index="2" draw:name="Fond_Num_Page_Impair_Programmation_1col" draw:style-name="Mgr2"><draw:path draw:style-name="Mgr20" draw:text-style-name="MP49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1col" text:anchor-type="paragraph" svg:x="12.428cm" svg:y="-0.088cm" draw:z-index="0"><draw:text-box fo:min-height="0.499cm" fo:min-width="5.126cm"><text:h text:style-name="MP14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50" text:outline-level="1"><draw:g text:anchor-type="paragraph" draw:z-index="3" draw:name="Fond_Num_Page_Pair_Programmation_1col" draw:style-name="Mgr2"><draw:path draw:style-name="Mgr20" draw:text-style-name="MP49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1col" text:anchor-type="paragraph" svg:x="1.178cm" svg:y="-0.145cm" draw:z-index="0"><draw:text-box fo:min-height="0.536cm" fo:min-width="6.994cm"><text:h text:style-name="MP8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5T18:44:56.038000000</meta:creation-date>
    <meta:editing-duration>PT5H48M39S</meta:editing-duration>
    <meta:editing-cycles>13</meta:editing-cycles>
    <meta:generator>LibreOffice/7.6.1.2$Linux_X86_64 LibreOffice_project/f5defcebd022c5bc36bbb79be232cb6926d8f674</meta:generator>
    <meta:initial-creator>M. KHARROUBI</meta:initial-creator>
    <dc:date>2024-06-21T09:45:34.333693687</dc:date>
    <meta:print-date>2024-03-03T18:47:52.149393894</meta:print-date>
    <meta:printed-by>PDF files</meta:printed-by>
    <meta:document-statistic meta:table-count="2" meta:image-count="0" meta:object-count="0" meta:page-count="1" meta:paragraph-count="171" meta:word-count="473" meta:character-count="2012" meta:non-whitespace-character-count="1585"/>
    <meta:template xlink:type="simple" xlink:actuate="onRequest" xlink:title="Modele_Cahier" xlink:href="../../../../../../../../.config/libreoffice/4/user/template/Modele_Cahier.ott" meta:date="2024-03-02T09:46:07.205140257"/>
  </office:meta>
</office:document-meta>
</file>